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076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3.718cm"/>
    </style:style>
    <style:style style:name="co10" style:family="table-column">
      <style:table-column-properties fo:break-before="auto" style:column-width="2.829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4.44cm"/>
    </style:style>
    <style:style style:name="co13" style:family="table-column">
      <style:table-column-properties fo:break-before="auto" style:column-width="4.523cm"/>
    </style:style>
    <style:style style:name="co14" style:family="table-column">
      <style:table-column-properties fo:break-before="auto" style:column-width="5.244cm"/>
    </style:style>
    <style:style style:name="co15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Nimbus Roman No9 L" fo:font-size="10pt" style:font-name-asian="Nimbus Roman No9 L" style:font-size-asian="10pt" style:font-name-complex="Nimbus Roman No9 L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Apartado 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abitatges iniciats</text:p>
          </table:table-cell>
          <table:table-cell table:style-name="ce3" table:number-columns-repeated="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string">
            <text:p>Clasificación</text:p>
          </table:table-cell>
          <table:table-cell table:style-name="ce3" office:value-type="string">
            <text:p>Frecuencia absoluta</text:p>
          </table:table-cell>
          <table:table-cell table:style-name="ce3" office:value-type="string">
            <text:p>Frecuencia relativa</text:p>
          </table:table-cell>
          <table:table-cell table:style-name="ce3" office:value-type="string">
            <text:p>Porcentaje</text:p>
          </table:table-cell>
          <table:table-cell table:style-name="ce3" office:value-type="string">
            <text:p>Frec. Absoluta acumulada</text:p>
          </table:table-cell>
          <table:table-cell table:style-name="ce3" office:value-type="string">
            <text:p>Frec. relativa acumulada</text:p>
          </table:table-cell>
          <table:table-cell table:style-name="ce3" office:value-type="string">
            <text:p>Porcentaje acumulado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98">
            <text:p>198</text:p>
          </table:table-cell>
          <table:table-cell table:formula="of:=COUNTIF([.$A$2:.$A$109];&quot;=&quot;&amp;[.B3])" office:value-type="float" office:value="1">
            <text:p>1</text:p>
          </table:table-cell>
          <table:table-cell table:formula="of:=[.C3]/[.$C$111]" office:value-type="float" office:value="0.00819672131147541">
            <text:p>0,01</text:p>
          </table:table-cell>
          <table:table-cell table:formula="of:=[.D3]*100" office:value-type="float" office:value="0.819672131147541">
            <text:p>0,82</text:p>
          </table:table-cell>
          <table:table-cell table:formula="of:=[.C3]" office:value-type="float" office:value="1">
            <text:p>1</text:p>
          </table:table-cell>
          <table:table-cell table:formula="of:=[.F3]/[.$C$111]" office:value-type="float" office:value="0.00819672131147541">
            <text:p>0,01</text:p>
          </table:table-cell>
          <table:table-cell table:formula="of:=[.G3]*100" office:value-type="float" office:value="0.819672131147541">
            <text:p>0,8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11">
            <text:p>211</text:p>
          </table:table-cell>
          <table:table-cell table:formula="of:=COUNTIF([.$A$2:.$A$109];&quot;=&quot;&amp;[.B4])" office:value-type="float" office:value="1">
            <text:p>1</text:p>
          </table:table-cell>
          <table:table-cell table:formula="of:=[.C4]/[.$C$111]" office:value-type="float" office:value="0.00819672131147541">
            <text:p>0,01</text:p>
          </table:table-cell>
          <table:table-cell table:formula="of:=[.D4]*100" office:value-type="float" office:value="0.819672131147541">
            <text:p>0,82</text:p>
          </table:table-cell>
          <table:table-cell table:formula="of:=[.F3]+[.C4]" office:value-type="float" office:value="2">
            <text:p>2</text:p>
          </table:table-cell>
          <table:table-cell table:formula="of:=[.F4]/[.$C$111]" office:value-type="float" office:value="0.0163934426229508">
            <text:p>0,02</text:p>
          </table:table-cell>
          <table:table-cell table:formula="of:=[.G4]*100" office:value-type="float" office:value="1.63934426229508">
            <text:p>1,6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31">
            <text:p>231</text:p>
          </table:table-cell>
          <table:table-cell table:formula="of:=COUNTIF([.$A$2:.$A$109];&quot;=&quot;&amp;[.B5])" office:value-type="float" office:value="1">
            <text:p>1</text:p>
          </table:table-cell>
          <table:table-cell table:formula="of:=[.C5]/[.$C$111]" office:value-type="float" office:value="0.00819672131147541">
            <text:p>0,01</text:p>
          </table:table-cell>
          <table:table-cell table:formula="of:=[.D5]*100" office:value-type="float" office:value="0.819672131147541">
            <text:p>0,82</text:p>
          </table:table-cell>
          <table:table-cell table:formula="of:=[.F4]+[.C5]" office:value-type="float" office:value="3">
            <text:p>3</text:p>
          </table:table-cell>
          <table:table-cell table:formula="of:=[.F5]/[.$C$111]" office:value-type="float" office:value="0.0245901639344262">
            <text:p>0,02</text:p>
          </table:table-cell>
          <table:table-cell table:formula="of:=[.G5]*100" office:value-type="float" office:value="2.45901639344262">
            <text:p>2,46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242">
            <text:p>242</text:p>
          </table:table-cell>
          <table:table-cell table:formula="of:=COUNTIF([.$A$2:.$A$109];&quot;=&quot;&amp;[.B6])" office:value-type="float" office:value="1">
            <text:p>1</text:p>
          </table:table-cell>
          <table:table-cell table:formula="of:=[.C6]/[.$C$111]" office:value-type="float" office:value="0.00819672131147541">
            <text:p>0,01</text:p>
          </table:table-cell>
          <table:table-cell table:formula="of:=[.D6]*100" office:value-type="float" office:value="0.819672131147541">
            <text:p>0,82</text:p>
          </table:table-cell>
          <table:table-cell table:formula="of:=[.F5]+[.C6]" office:value-type="float" office:value="4">
            <text:p>4</text:p>
          </table:table-cell>
          <table:table-cell table:formula="of:=[.F6]/[.$C$111]" office:value-type="float" office:value="0.0327868852459016">
            <text:p>0,03</text:p>
          </table:table-cell>
          <table:table-cell table:formula="of:=[.G6]*100" office:value-type="float" office:value="3.27868852459016">
            <text:p>3,2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46">
            <text:p>246</text:p>
          </table:table-cell>
          <table:table-cell table:formula="of:=COUNTIF([.$A$2:.$A$109];&quot;=&quot;&amp;[.B7])" office:value-type="float" office:value="1">
            <text:p>1</text:p>
          </table:table-cell>
          <table:table-cell table:formula="of:=[.C7]/[.$C$111]" office:value-type="float" office:value="0.00819672131147541">
            <text:p>0,01</text:p>
          </table:table-cell>
          <table:table-cell table:formula="of:=[.D7]*100" office:value-type="float" office:value="0.819672131147541">
            <text:p>0,82</text:p>
          </table:table-cell>
          <table:table-cell table:formula="of:=[.F6]+[.C7]" office:value-type="float" office:value="5">
            <text:p>5</text:p>
          </table:table-cell>
          <table:table-cell table:formula="of:=[.F7]/[.$C$111]" office:value-type="float" office:value="0.040983606557377">
            <text:p>0,04</text:p>
          </table:table-cell>
          <table:table-cell table:formula="of:=[.G7]*100" office:value-type="float" office:value="4.0983606557377">
            <text:p>4,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49">
            <text:p>249</text:p>
          </table:table-cell>
          <table:table-cell table:formula="of:=COUNTIF([.$A$2:.$A$109];&quot;=&quot;&amp;[.B8])" office:value-type="float" office:value="1">
            <text:p>1</text:p>
          </table:table-cell>
          <table:table-cell table:formula="of:=[.C8]/[.$C$111]" office:value-type="float" office:value="0.00819672131147541">
            <text:p>0,01</text:p>
          </table:table-cell>
          <table:table-cell table:formula="of:=[.D8]*100" office:value-type="float" office:value="0.819672131147541">
            <text:p>0,82</text:p>
          </table:table-cell>
          <table:table-cell table:formula="of:=[.F7]+[.C8]" office:value-type="float" office:value="6">
            <text:p>6</text:p>
          </table:table-cell>
          <table:table-cell table:formula="of:=[.F8]/[.$C$111]" office:value-type="float" office:value="0.0491803278688525">
            <text:p>0,05</text:p>
          </table:table-cell>
          <table:table-cell table:formula="of:=[.G8]*100" office:value-type="float" office:value="4.91803278688525">
            <text:p>4,9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56">
            <text:p>256</text:p>
          </table:table-cell>
          <table:table-cell table:formula="of:=COUNTIF([.$A$2:.$A$109];&quot;=&quot;&amp;[.B9])" office:value-type="float" office:value="1">
            <text:p>1</text:p>
          </table:table-cell>
          <table:table-cell table:formula="of:=[.C9]/[.$C$111]" office:value-type="float" office:value="0.00819672131147541">
            <text:p>0,01</text:p>
          </table:table-cell>
          <table:table-cell table:formula="of:=[.D9]*100" office:value-type="float" office:value="0.819672131147541">
            <text:p>0,82</text:p>
          </table:table-cell>
          <table:table-cell table:formula="of:=[.F8]+[.C9]" office:value-type="float" office:value="7">
            <text:p>7</text:p>
          </table:table-cell>
          <table:table-cell table:formula="of:=[.F9]/[.$C$111]" office:value-type="float" office:value="0.0573770491803279">
            <text:p>0,06</text:p>
          </table:table-cell>
          <table:table-cell table:formula="of:=[.G9]*100" office:value-type="float" office:value="5.73770491803279">
            <text:p>5,7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83">
            <text:p>283</text:p>
          </table:table-cell>
          <table:table-cell table:formula="of:=COUNTIF([.$A$2:.$A$109];&quot;=&quot;&amp;[.B10])" office:value-type="float" office:value="1">
            <text:p>1</text:p>
          </table:table-cell>
          <table:table-cell table:formula="of:=[.C10]/[.$C$111]" office:value-type="float" office:value="0.00819672131147541">
            <text:p>0,01</text:p>
          </table:table-cell>
          <table:table-cell table:formula="of:=[.D10]*100" office:value-type="float" office:value="0.819672131147541">
            <text:p>0,82</text:p>
          </table:table-cell>
          <table:table-cell table:formula="of:=[.F9]+[.C10]" office:value-type="float" office:value="8">
            <text:p>8</text:p>
          </table:table-cell>
          <table:table-cell table:formula="of:=[.F10]/[.$C$111]" office:value-type="float" office:value="0.0655737704918033">
            <text:p>0,07</text:p>
          </table:table-cell>
          <table:table-cell table:formula="of:=[.G10]*100" office:value-type="float" office:value="6.55737704918033">
            <text:p>6,5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84">
            <text:p>284</text:p>
          </table:table-cell>
          <table:table-cell table:formula="of:=COUNTIF([.$A$2:.$A$109];&quot;=&quot;&amp;[.B11])" office:value-type="float" office:value="1">
            <text:p>1</text:p>
          </table:table-cell>
          <table:table-cell table:formula="of:=[.C11]/[.$C$111]" office:value-type="float" office:value="0.00819672131147541">
            <text:p>0,01</text:p>
          </table:table-cell>
          <table:table-cell table:formula="of:=[.D11]*100" office:value-type="float" office:value="0.819672131147541">
            <text:p>0,82</text:p>
          </table:table-cell>
          <table:table-cell table:formula="of:=[.F10]+[.C11]" office:value-type="float" office:value="9">
            <text:p>9</text:p>
          </table:table-cell>
          <table:table-cell table:formula="of:=[.F11]/[.$C$111]" office:value-type="float" office:value="0.0737704918032787">
            <text:p>0,07</text:p>
          </table:table-cell>
          <table:table-cell table:formula="of:=[.G11]*100" office:value-type="float" office:value="7.37704918032787">
            <text:p>7,38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87">
            <text:p>287</text:p>
          </table:table-cell>
          <table:table-cell table:formula="of:=COUNTIF([.$A$2:.$A$109];&quot;=&quot;&amp;[.B12])" office:value-type="float" office:value="1">
            <text:p>1</text:p>
          </table:table-cell>
          <table:table-cell table:formula="of:=[.C12]/[.$C$111]" office:value-type="float" office:value="0.00819672131147541">
            <text:p>0,01</text:p>
          </table:table-cell>
          <table:table-cell table:formula="of:=[.D12]*100" office:value-type="float" office:value="0.819672131147541">
            <text:p>0,82</text:p>
          </table:table-cell>
          <table:table-cell table:formula="of:=[.F11]+[.C12]" office:value-type="float" office:value="10">
            <text:p>10</text:p>
          </table:table-cell>
          <table:table-cell table:formula="of:=[.F12]/[.$C$111]" office:value-type="float" office:value="0.0819672131147541">
            <text:p>0,08</text:p>
          </table:table-cell>
          <table:table-cell table:formula="of:=[.G12]*100" office:value-type="float" office:value="8.19672131147541">
            <text:p>8,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92">
            <text:p>292</text:p>
          </table:table-cell>
          <table:table-cell table:formula="of:=COUNTIF([.$A$2:.$A$109];&quot;=&quot;&amp;[.B13])" office:value-type="float" office:value="1">
            <text:p>1</text:p>
          </table:table-cell>
          <table:table-cell table:formula="of:=[.C13]/[.$C$111]" office:value-type="float" office:value="0.00819672131147541">
            <text:p>0,01</text:p>
          </table:table-cell>
          <table:table-cell table:formula="of:=[.D13]*100" office:value-type="float" office:value="0.819672131147541">
            <text:p>0,82</text:p>
          </table:table-cell>
          <table:table-cell table:formula="of:=[.F12]+[.C13]" office:value-type="float" office:value="11">
            <text:p>11</text:p>
          </table:table-cell>
          <table:table-cell table:formula="of:=[.F13]/[.$C$111]" office:value-type="float" office:value="0.0901639344262295">
            <text:p>0,09</text:p>
          </table:table-cell>
          <table:table-cell table:formula="of:=[.G13]*100" office:value-type="float" office:value="9.01639344262295">
            <text:p>9,02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293">
            <text:p>293</text:p>
          </table:table-cell>
          <table:table-cell table:formula="of:=COUNTIF([.$A$2:.$A$109];&quot;=&quot;&amp;[.B14])" office:value-type="float" office:value="1">
            <text:p>1</text:p>
          </table:table-cell>
          <table:table-cell table:formula="of:=[.C14]/[.$C$111]" office:value-type="float" office:value="0.00819672131147541">
            <text:p>0,01</text:p>
          </table:table-cell>
          <table:table-cell table:formula="of:=[.D14]*100" office:value-type="float" office:value="0.819672131147541">
            <text:p>0,82</text:p>
          </table:table-cell>
          <table:table-cell table:formula="of:=[.F13]+[.C14]" office:value-type="float" office:value="12">
            <text:p>12</text:p>
          </table:table-cell>
          <table:table-cell table:formula="of:=[.F14]/[.$C$111]" office:value-type="float" office:value="0.0983606557377049">
            <text:p>0,1</text:p>
          </table:table-cell>
          <table:table-cell table:formula="of:=[.G14]*100" office:value-type="float" office:value="9.83606557377049">
            <text:p>9,84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305">
            <text:p>305</text:p>
          </table:table-cell>
          <table:table-cell table:formula="of:=COUNTIF([.$A$2:.$A$109];&quot;=&quot;&amp;[.B15])" office:value-type="float" office:value="1">
            <text:p>1</text:p>
          </table:table-cell>
          <table:table-cell table:formula="of:=[.C15]/[.$C$111]" office:value-type="float" office:value="0.00819672131147541">
            <text:p>0,01</text:p>
          </table:table-cell>
          <table:table-cell table:formula="of:=[.D15]*100" office:value-type="float" office:value="0.819672131147541">
            <text:p>0,82</text:p>
          </table:table-cell>
          <table:table-cell table:formula="of:=[.F14]+[.C15]" office:value-type="float" office:value="13">
            <text:p>13</text:p>
          </table:table-cell>
          <table:table-cell table:formula="of:=[.F15]/[.$C$111]" office:value-type="float" office:value="0.10655737704918">
            <text:p>0,11</text:p>
          </table:table-cell>
          <table:table-cell table:formula="of:=[.G15]*100" office:value-type="float" office:value="10.655737704918">
            <text:p>10,66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315">
            <text:p>315</text:p>
          </table:table-cell>
          <table:table-cell table:formula="of:=COUNTIF([.$A$2:.$A$109];&quot;=&quot;&amp;[.B16])" office:value-type="float" office:value="1">
            <text:p>1</text:p>
          </table:table-cell>
          <table:table-cell table:formula="of:=[.C16]/[.$C$111]" office:value-type="float" office:value="0.00819672131147541">
            <text:p>0,01</text:p>
          </table:table-cell>
          <table:table-cell table:formula="of:=[.D16]*100" office:value-type="float" office:value="0.819672131147541">
            <text:p>0,82</text:p>
          </table:table-cell>
          <table:table-cell table:formula="of:=[.F15]+[.C16]" office:value-type="float" office:value="14">
            <text:p>14</text:p>
          </table:table-cell>
          <table:table-cell table:formula="of:=[.F16]/[.$C$111]" office:value-type="float" office:value="0.114754098360656">
            <text:p>0,11</text:p>
          </table:table-cell>
          <table:table-cell table:formula="of:=[.G16]*100" office:value-type="float" office:value="11.4754098360656">
            <text:p>11,4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17">
            <text:p>317</text:p>
          </table:table-cell>
          <table:table-cell table:formula="of:=COUNTIF([.$A$2:.$A$109];&quot;=&quot;&amp;[.B17])" office:value-type="float" office:value="1">
            <text:p>1</text:p>
          </table:table-cell>
          <table:table-cell table:formula="of:=[.C17]/[.$C$111]" office:value-type="float" office:value="0.00819672131147541">
            <text:p>0,01</text:p>
          </table:table-cell>
          <table:table-cell table:formula="of:=[.D17]*100" office:value-type="float" office:value="0.819672131147541">
            <text:p>0,82</text:p>
          </table:table-cell>
          <table:table-cell table:formula="of:=[.F16]+[.C17]" office:value-type="float" office:value="15">
            <text:p>15</text:p>
          </table:table-cell>
          <table:table-cell table:formula="of:=[.F17]/[.$C$111]" office:value-type="float" office:value="0.122950819672131">
            <text:p>0,12</text:p>
          </table:table-cell>
          <table:table-cell table:formula="of:=[.G17]*100" office:value-type="float" office:value="12.2950819672131">
            <text:p>12,3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35">
            <text:p>335</text:p>
          </table:table-cell>
          <table:table-cell table:formula="of:=COUNTIF([.$A$2:.$A$109];&quot;=&quot;&amp;[.B18])" office:value-type="float" office:value="1">
            <text:p>1</text:p>
          </table:table-cell>
          <table:table-cell table:formula="of:=[.C18]/[.$C$111]" office:value-type="float" office:value="0.00819672131147541">
            <text:p>0,01</text:p>
          </table:table-cell>
          <table:table-cell table:formula="of:=[.D18]*100" office:value-type="float" office:value="0.819672131147541">
            <text:p>0,82</text:p>
          </table:table-cell>
          <table:table-cell table:formula="of:=[.F17]+[.C18]" office:value-type="float" office:value="16">
            <text:p>16</text:p>
          </table:table-cell>
          <table:table-cell table:formula="of:=[.F18]/[.$C$111]" office:value-type="float" office:value="0.131147540983607">
            <text:p>0,13</text:p>
          </table:table-cell>
          <table:table-cell table:formula="of:=[.G18]*100" office:value-type="float" office:value="13.1147540983607">
            <text:p>13,1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47">
            <text:p>347</text:p>
          </table:table-cell>
          <table:table-cell table:formula="of:=COUNTIF([.$A$2:.$A$109];&quot;=&quot;&amp;[.B19])" office:value-type="float" office:value="1">
            <text:p>1</text:p>
          </table:table-cell>
          <table:table-cell table:formula="of:=[.C19]/[.$C$111]" office:value-type="float" office:value="0.00819672131147541">
            <text:p>0,01</text:p>
          </table:table-cell>
          <table:table-cell table:formula="of:=[.D19]*100" office:value-type="float" office:value="0.819672131147541">
            <text:p>0,82</text:p>
          </table:table-cell>
          <table:table-cell table:formula="of:=[.F18]+[.C19]" office:value-type="float" office:value="17">
            <text:p>17</text:p>
          </table:table-cell>
          <table:table-cell table:formula="of:=[.F19]/[.$C$111]" office:value-type="float" office:value="0.139344262295082">
            <text:p>0,14</text:p>
          </table:table-cell>
          <table:table-cell table:formula="of:=[.G19]*100" office:value-type="float" office:value="13.9344262295082">
            <text:p>13,9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384">
            <text:p>384</text:p>
          </table:table-cell>
          <table:table-cell table:formula="of:=COUNTIF([.$A$2:.$A$109];&quot;=&quot;&amp;[.B20])" office:value-type="float" office:value="1">
            <text:p>1</text:p>
          </table:table-cell>
          <table:table-cell table:formula="of:=[.C20]/[.$C$111]" office:value-type="float" office:value="0.00819672131147541">
            <text:p>0,01</text:p>
          </table:table-cell>
          <table:table-cell table:formula="of:=[.D20]*100" office:value-type="float" office:value="0.819672131147541">
            <text:p>0,82</text:p>
          </table:table-cell>
          <table:table-cell table:formula="of:=[.F19]+[.C20]" office:value-type="float" office:value="18">
            <text:p>18</text:p>
          </table:table-cell>
          <table:table-cell table:formula="of:=[.F20]/[.$C$111]" office:value-type="float" office:value="0.147540983606557">
            <text:p>0,15</text:p>
          </table:table-cell>
          <table:table-cell table:formula="of:=[.G20]*100" office:value-type="float" office:value="14.7540983606557">
            <text:p>14,7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14">
            <text:p>414</text:p>
          </table:table-cell>
          <table:table-cell table:formula="of:=COUNTIF([.$A$2:.$A$109];&quot;=&quot;&amp;[.B21])" office:value-type="float" office:value="1">
            <text:p>1</text:p>
          </table:table-cell>
          <table:table-cell table:formula="of:=[.C21]/[.$C$111]" office:value-type="float" office:value="0.00819672131147541">
            <text:p>0,01</text:p>
          </table:table-cell>
          <table:table-cell table:formula="of:=[.D21]*100" office:value-type="float" office:value="0.819672131147541">
            <text:p>0,82</text:p>
          </table:table-cell>
          <table:table-cell table:formula="of:=[.F20]+[.C21]" office:value-type="float" office:value="19">
            <text:p>19</text:p>
          </table:table-cell>
          <table:table-cell table:formula="of:=[.F21]/[.$C$111]" office:value-type="float" office:value="0.155737704918033">
            <text:p>0,16</text:p>
          </table:table-cell>
          <table:table-cell table:formula="of:=[.G21]*100" office:value-type="float" office:value="15.5737704918033">
            <text:p>15,5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24">
            <text:p>424</text:p>
          </table:table-cell>
          <table:table-cell table:formula="of:=COUNTIF([.$A$2:.$A$109];&quot;=&quot;&amp;[.B22])" office:value-type="float" office:value="1">
            <text:p>1</text:p>
          </table:table-cell>
          <table:table-cell table:formula="of:=[.C22]/[.$C$111]" office:value-type="float" office:value="0.00819672131147541">
            <text:p>0,01</text:p>
          </table:table-cell>
          <table:table-cell table:formula="of:=[.D22]*100" office:value-type="float" office:value="0.819672131147541">
            <text:p>0,82</text:p>
          </table:table-cell>
          <table:table-cell table:formula="of:=[.F21]+[.C22]" office:value-type="float" office:value="20">
            <text:p>20</text:p>
          </table:table-cell>
          <table:table-cell table:formula="of:=[.F22]/[.$C$111]" office:value-type="float" office:value="0.163934426229508">
            <text:p>0,16</text:p>
          </table:table-cell>
          <table:table-cell table:formula="of:=[.G22]*100" office:value-type="float" office:value="16.3934426229508">
            <text:p>16,39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31">
            <text:p>431</text:p>
          </table:table-cell>
          <table:table-cell table:formula="of:=COUNTIF([.$A$2:.$A$109];&quot;=&quot;&amp;[.B23])" office:value-type="float" office:value="1">
            <text:p>1</text:p>
          </table:table-cell>
          <table:table-cell table:formula="of:=[.C23]/[.$C$111]" office:value-type="float" office:value="0.00819672131147541">
            <text:p>0,01</text:p>
          </table:table-cell>
          <table:table-cell table:formula="of:=[.D23]*100" office:value-type="float" office:value="0.819672131147541">
            <text:p>0,82</text:p>
          </table:table-cell>
          <table:table-cell table:formula="of:=[.F22]+[.C23]" office:value-type="float" office:value="21">
            <text:p>21</text:p>
          </table:table-cell>
          <table:table-cell table:formula="of:=[.F23]/[.$C$111]" office:value-type="float" office:value="0.172131147540984">
            <text:p>0,17</text:p>
          </table:table-cell>
          <table:table-cell table:formula="of:=[.G23]*100" office:value-type="float" office:value="17.2131147540984">
            <text:p>17,21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438">
            <text:p>438</text:p>
          </table:table-cell>
          <table:table-cell table:formula="of:=COUNTIF([.$A$2:.$A$109];&quot;=&quot;&amp;[.B24])" office:value-type="float" office:value="1">
            <text:p>1</text:p>
          </table:table-cell>
          <table:table-cell table:formula="of:=[.C24]/[.$C$111]" office:value-type="float" office:value="0.00819672131147541">
            <text:p>0,01</text:p>
          </table:table-cell>
          <table:table-cell table:formula="of:=[.D24]*100" office:value-type="float" office:value="0.819672131147541">
            <text:p>0,82</text:p>
          </table:table-cell>
          <table:table-cell table:formula="of:=[.F23]+[.C24]" office:value-type="float" office:value="22">
            <text:p>22</text:p>
          </table:table-cell>
          <table:table-cell table:formula="of:=[.F24]/[.$C$111]" office:value-type="float" office:value="0.180327868852459">
            <text:p>0,18</text:p>
          </table:table-cell>
          <table:table-cell table:formula="of:=[.G24]*100" office:value-type="float" office:value="18.0327868852459">
            <text:p>18,03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511">
            <text:p>511</text:p>
          </table:table-cell>
          <table:table-cell table:formula="of:=COUNTIF([.$A$2:.$A$109];&quot;=&quot;&amp;[.B25])" office:value-type="float" office:value="1">
            <text:p>1</text:p>
          </table:table-cell>
          <table:table-cell table:formula="of:=[.C25]/[.$C$111]" office:value-type="float" office:value="0.00819672131147541">
            <text:p>0,01</text:p>
          </table:table-cell>
          <table:table-cell table:formula="of:=[.D25]*100" office:value-type="float" office:value="0.819672131147541">
            <text:p>0,82</text:p>
          </table:table-cell>
          <table:table-cell table:formula="of:=[.F24]+[.C25]" office:value-type="float" office:value="23">
            <text:p>23</text:p>
          </table:table-cell>
          <table:table-cell table:formula="of:=[.F25]/[.$C$111]" office:value-type="float" office:value="0.188524590163934">
            <text:p>0,19</text:p>
          </table:table-cell>
          <table:table-cell table:formula="of:=[.G25]*100" office:value-type="float" office:value="18.8524590163934">
            <text:p>18,85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517">
            <text:p>517</text:p>
          </table:table-cell>
          <table:table-cell table:formula="of:=COUNTIF([.$A$2:.$A$109];&quot;=&quot;&amp;[.B26])" office:value-type="float" office:value="1">
            <text:p>1</text:p>
          </table:table-cell>
          <table:table-cell table:formula="of:=[.C26]/[.$C$111]" office:value-type="float" office:value="0.00819672131147541">
            <text:p>0,01</text:p>
          </table:table-cell>
          <table:table-cell table:formula="of:=[.D26]*100" office:value-type="float" office:value="0.819672131147541">
            <text:p>0,82</text:p>
          </table:table-cell>
          <table:table-cell table:formula="of:=[.F25]+[.C26]" office:value-type="float" office:value="24">
            <text:p>24</text:p>
          </table:table-cell>
          <table:table-cell table:formula="of:=[.F26]/[.$C$111]" office:value-type="float" office:value="0.19672131147541">
            <text:p>0,2</text:p>
          </table:table-cell>
          <table:table-cell table:formula="of:=[.G26]*100" office:value-type="float" office:value="19.672131147541">
            <text:p>19,6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18">
            <text:p>518</text:p>
          </table:table-cell>
          <table:table-cell table:formula="of:=COUNTIF([.$A$2:.$A$109];&quot;=&quot;&amp;[.B27])" office:value-type="float" office:value="1">
            <text:p>1</text:p>
          </table:table-cell>
          <table:table-cell table:formula="of:=[.C27]/[.$C$111]" office:value-type="float" office:value="0.00819672131147541">
            <text:p>0,01</text:p>
          </table:table-cell>
          <table:table-cell table:formula="of:=[.D27]*100" office:value-type="float" office:value="0.819672131147541">
            <text:p>0,82</text:p>
          </table:table-cell>
          <table:table-cell table:formula="of:=[.F26]+[.C27]" office:value-type="float" office:value="25">
            <text:p>25</text:p>
          </table:table-cell>
          <table:table-cell table:formula="of:=[.F27]/[.$C$111]" office:value-type="float" office:value="0.204918032786885">
            <text:p>0,2</text:p>
          </table:table-cell>
          <table:table-cell table:formula="of:=[.G27]*100" office:value-type="float" office:value="20.4918032786885">
            <text:p>20,4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524">
            <text:p>524</text:p>
          </table:table-cell>
          <table:table-cell table:formula="of:=COUNTIF([.$A$2:.$A$109];&quot;=&quot;&amp;[.B28])" office:value-type="float" office:value="1">
            <text:p>1</text:p>
          </table:table-cell>
          <table:table-cell table:formula="of:=[.C28]/[.$C$111]" office:value-type="float" office:value="0.00819672131147541">
            <text:p>0,01</text:p>
          </table:table-cell>
          <table:table-cell table:formula="of:=[.D28]*100" office:value-type="float" office:value="0.819672131147541">
            <text:p>0,82</text:p>
          </table:table-cell>
          <table:table-cell table:formula="of:=[.F27]+[.C28]" office:value-type="float" office:value="26">
            <text:p>26</text:p>
          </table:table-cell>
          <table:table-cell table:formula="of:=[.F28]/[.$C$111]" office:value-type="float" office:value="0.213114754098361">
            <text:p>0,21</text:p>
          </table:table-cell>
          <table:table-cell table:formula="of:=[.G28]*100" office:value-type="float" office:value="21.3114754098361">
            <text:p>21,3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35">
            <text:p>535</text:p>
          </table:table-cell>
          <table:table-cell table:formula="of:=COUNTIF([.$A$2:.$A$109];&quot;=&quot;&amp;[.B29])" office:value-type="float" office:value="1">
            <text:p>1</text:p>
          </table:table-cell>
          <table:table-cell table:formula="of:=[.C29]/[.$C$111]" office:value-type="float" office:value="0.00819672131147541">
            <text:p>0,01</text:p>
          </table:table-cell>
          <table:table-cell table:formula="of:=[.D29]*100" office:value-type="float" office:value="0.819672131147541">
            <text:p>0,82</text:p>
          </table:table-cell>
          <table:table-cell table:formula="of:=[.F28]+[.C29]" office:value-type="float" office:value="27">
            <text:p>27</text:p>
          </table:table-cell>
          <table:table-cell table:formula="of:=[.F29]/[.$C$111]" office:value-type="float" office:value="0.221311475409836">
            <text:p>0,22</text:p>
          </table:table-cell>
          <table:table-cell table:formula="of:=[.G29]*100" office:value-type="float" office:value="22.1311475409836">
            <text:p>22,13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 table:formula="of:=COUNTIF([.$A$2:.$A$109];&quot;=&quot;&amp;[.B30])" office:value-type="float" office:value="2">
            <text:p>2</text:p>
          </table:table-cell>
          <table:table-cell table:formula="of:=[.C30]/[.$C$111]" office:value-type="float" office:value="0.0163934426229508">
            <text:p>0,02</text:p>
          </table:table-cell>
          <table:table-cell table:formula="of:=[.D30]*100" office:value-type="float" office:value="1.63934426229508">
            <text:p>1,64</text:p>
          </table:table-cell>
          <table:table-cell table:formula="of:=[.F29]+[.C30]" office:value-type="float" office:value="29">
            <text:p>29</text:p>
          </table:table-cell>
          <table:table-cell table:formula="of:=[.F30]/[.$C$111]" office:value-type="float" office:value="0.237704918032787">
            <text:p>0,24</text:p>
          </table:table-cell>
          <table:table-cell table:formula="of:=[.G30]*100" office:value-type="float" office:value="23.7704918032787">
            <text:p>23,7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40">
            <text:p>540</text:p>
          </table:table-cell>
          <table:table-cell table:formula="of:=COUNTIF([.$A$2:.$A$109];&quot;=&quot;&amp;[.B31])" office:value-type="float" office:value="2">
            <text:p>2</text:p>
          </table:table-cell>
          <table:table-cell table:formula="of:=[.C31]/[.$C$111]" office:value-type="float" office:value="0.0163934426229508">
            <text:p>0,02</text:p>
          </table:table-cell>
          <table:table-cell table:formula="of:=[.D31]*100" office:value-type="float" office:value="1.63934426229508">
            <text:p>1,64</text:p>
          </table:table-cell>
          <table:table-cell table:formula="of:=[.F30]+[.C31]" office:value-type="float" office:value="31">
            <text:p>31</text:p>
          </table:table-cell>
          <table:table-cell table:formula="of:=[.F31]/[.$C$111]" office:value-type="float" office:value="0.254098360655738">
            <text:p>0,25</text:p>
          </table:table-cell>
          <table:table-cell table:formula="of:=[.G31]*100" office:value-type="float" office:value="25.4098360655738">
            <text:p>25,41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543">
            <text:p>543</text:p>
          </table:table-cell>
          <table:table-cell table:formula="of:=COUNTIF([.$A$2:.$A$109];&quot;=&quot;&amp;[.B32])" office:value-type="float" office:value="2">
            <text:p>2</text:p>
          </table:table-cell>
          <table:table-cell table:formula="of:=[.C32]/[.$C$111]" office:value-type="float" office:value="0.0163934426229508">
            <text:p>0,02</text:p>
          </table:table-cell>
          <table:table-cell table:formula="of:=[.D32]*100" office:value-type="float" office:value="1.63934426229508">
            <text:p>1,64</text:p>
          </table:table-cell>
          <table:table-cell table:formula="of:=[.F31]+[.C32]" office:value-type="float" office:value="33">
            <text:p>33</text:p>
          </table:table-cell>
          <table:table-cell table:formula="of:=[.F32]/[.$C$111]" office:value-type="float" office:value="0.270491803278689">
            <text:p>0,27</text:p>
          </table:table-cell>
          <table:table-cell table:formula="of:=[.G32]*100" office:value-type="float" office:value="27.0491803278689">
            <text:p>27,05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543">
            <text:p>543</text:p>
          </table:table-cell>
          <table:table-cell table:formula="of:=COUNTIF([.$A$2:.$A$109];&quot;=&quot;&amp;[.B33])" office:value-type="float" office:value="2">
            <text:p>2</text:p>
          </table:table-cell>
          <table:table-cell table:formula="of:=[.C33]/[.$C$111]" office:value-type="float" office:value="0.0163934426229508">
            <text:p>0,02</text:p>
          </table:table-cell>
          <table:table-cell table:formula="of:=[.D33]*100" office:value-type="float" office:value="1.63934426229508">
            <text:p>1,64</text:p>
          </table:table-cell>
          <table:table-cell table:formula="of:=[.F32]+[.C33]" office:value-type="float" office:value="35">
            <text:p>35</text:p>
          </table:table-cell>
          <table:table-cell table:formula="of:=[.F33]/[.$C$111]" office:value-type="float" office:value="0.286885245901639">
            <text:p>0,29</text:p>
          </table:table-cell>
          <table:table-cell table:formula="of:=[.G33]*100" office:value-type="float" office:value="28.6885245901639">
            <text:p>28,6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48">
            <text:p>548</text:p>
          </table:table-cell>
          <table:table-cell table:formula="of:=COUNTIF([.$A$2:.$A$109];&quot;=&quot;&amp;[.B34])" office:value-type="float" office:value="1">
            <text:p>1</text:p>
          </table:table-cell>
          <table:table-cell table:formula="of:=[.C34]/[.$C$111]" office:value-type="float" office:value="0.00819672131147541">
            <text:p>0,01</text:p>
          </table:table-cell>
          <table:table-cell table:formula="of:=[.D34]*100" office:value-type="float" office:value="0.819672131147541">
            <text:p>0,82</text:p>
          </table:table-cell>
          <table:table-cell table:formula="of:=[.F33]+[.C34]" office:value-type="float" office:value="36">
            <text:p>36</text:p>
          </table:table-cell>
          <table:table-cell table:formula="of:=[.F34]/[.$C$111]" office:value-type="float" office:value="0.295081967213115">
            <text:p>0,3</text:p>
          </table:table-cell>
          <table:table-cell table:formula="of:=[.G34]*100" office:value-type="float" office:value="29.5081967213115">
            <text:p>29,51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572">
            <text:p>572</text:p>
          </table:table-cell>
          <table:table-cell table:formula="of:=COUNTIF([.$A$2:.$A$109];&quot;=&quot;&amp;[.B35])" office:value-type="float" office:value="1">
            <text:p>1</text:p>
          </table:table-cell>
          <table:table-cell table:formula="of:=[.C35]/[.$C$111]" office:value-type="float" office:value="0.00819672131147541">
            <text:p>0,01</text:p>
          </table:table-cell>
          <table:table-cell table:formula="of:=[.D35]*100" office:value-type="float" office:value="0.819672131147541">
            <text:p>0,82</text:p>
          </table:table-cell>
          <table:table-cell table:formula="of:=[.F34]+[.C35]" office:value-type="float" office:value="37">
            <text:p>37</text:p>
          </table:table-cell>
          <table:table-cell table:formula="of:=[.F35]/[.$C$111]" office:value-type="float" office:value="0.30327868852459">
            <text:p>0,3</text:p>
          </table:table-cell>
          <table:table-cell table:formula="of:=[.G35]*100" office:value-type="float" office:value="30.327868852459">
            <text:p>30,3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583">
            <text:p>583</text:p>
          </table:table-cell>
          <table:table-cell table:formula="of:=COUNTIF([.$A$2:.$A$109];&quot;=&quot;&amp;[.B36])" office:value-type="float" office:value="2">
            <text:p>2</text:p>
          </table:table-cell>
          <table:table-cell table:formula="of:=[.C36]/[.$C$111]" office:value-type="float" office:value="0.0163934426229508">
            <text:p>0,02</text:p>
          </table:table-cell>
          <table:table-cell table:formula="of:=[.D36]*100" office:value-type="float" office:value="1.63934426229508">
            <text:p>1,64</text:p>
          </table:table-cell>
          <table:table-cell table:formula="of:=[.F35]+[.C36]" office:value-type="float" office:value="39">
            <text:p>39</text:p>
          </table:table-cell>
          <table:table-cell table:formula="of:=[.F36]/[.$C$111]" office:value-type="float" office:value="0.319672131147541">
            <text:p>0,32</text:p>
          </table:table-cell>
          <table:table-cell table:formula="of:=[.G36]*100" office:value-type="float" office:value="31.9672131147541">
            <text:p>31,97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583">
            <text:p>583</text:p>
          </table:table-cell>
          <table:table-cell table:formula="of:=COUNTIF([.$A$2:.$A$109];&quot;=&quot;&amp;[.B37])" office:value-type="float" office:value="2">
            <text:p>2</text:p>
          </table:table-cell>
          <table:table-cell table:formula="of:=[.C37]/[.$C$111]" office:value-type="float" office:value="0.0163934426229508">
            <text:p>0,02</text:p>
          </table:table-cell>
          <table:table-cell table:formula="of:=[.D37]*100" office:value-type="float" office:value="1.63934426229508">
            <text:p>1,64</text:p>
          </table:table-cell>
          <table:table-cell table:formula="of:=[.F36]+[.C37]" office:value-type="float" office:value="41">
            <text:p>41</text:p>
          </table:table-cell>
          <table:table-cell table:formula="of:=[.F37]/[.$C$111]" office:value-type="float" office:value="0.336065573770492">
            <text:p>0,34</text:p>
          </table:table-cell>
          <table:table-cell table:formula="of:=[.G37]*100" office:value-type="float" office:value="33.6065573770492">
            <text:p>33,6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592">
            <text:p>592</text:p>
          </table:table-cell>
          <table:table-cell table:formula="of:=COUNTIF([.$A$2:.$A$109];&quot;=&quot;&amp;[.B38])" office:value-type="float" office:value="1">
            <text:p>1</text:p>
          </table:table-cell>
          <table:table-cell table:formula="of:=[.C38]/[.$C$111]" office:value-type="float" office:value="0.00819672131147541">
            <text:p>0,01</text:p>
          </table:table-cell>
          <table:table-cell table:formula="of:=[.D38]*100" office:value-type="float" office:value="0.819672131147541">
            <text:p>0,82</text:p>
          </table:table-cell>
          <table:table-cell table:formula="of:=[.F37]+[.C38]" office:value-type="float" office:value="42">
            <text:p>42</text:p>
          </table:table-cell>
          <table:table-cell table:formula="of:=[.F38]/[.$C$111]" office:value-type="float" office:value="0.344262295081967">
            <text:p>0,34</text:p>
          </table:table-cell>
          <table:table-cell table:formula="of:=[.G38]*100" office:value-type="float" office:value="34.4262295081967">
            <text:p>34,4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97">
            <text:p>597</text:p>
          </table:table-cell>
          <table:table-cell table:formula="of:=COUNTIF([.$A$2:.$A$109];&quot;=&quot;&amp;[.B39])" office:value-type="float" office:value="1">
            <text:p>1</text:p>
          </table:table-cell>
          <table:table-cell table:formula="of:=[.C39]/[.$C$111]" office:value-type="float" office:value="0.00819672131147541">
            <text:p>0,01</text:p>
          </table:table-cell>
          <table:table-cell table:formula="of:=[.D39]*100" office:value-type="float" office:value="0.819672131147541">
            <text:p>0,82</text:p>
          </table:table-cell>
          <table:table-cell table:formula="of:=[.F38]+[.C39]" office:value-type="float" office:value="43">
            <text:p>43</text:p>
          </table:table-cell>
          <table:table-cell table:formula="of:=[.F39]/[.$C$111]" office:value-type="float" office:value="0.352459016393443">
            <text:p>0,35</text:p>
          </table:table-cell>
          <table:table-cell table:formula="of:=[.G39]*100" office:value-type="float" office:value="35.2459016393443">
            <text:p>35,2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602">
            <text:p>602</text:p>
          </table:table-cell>
          <table:table-cell table:formula="of:=COUNTIF([.$A$2:.$A$109];&quot;=&quot;&amp;[.B40])" office:value-type="float" office:value="1">
            <text:p>1</text:p>
          </table:table-cell>
          <table:table-cell table:formula="of:=[.C40]/[.$C$111]" office:value-type="float" office:value="0.00819672131147541">
            <text:p>0,01</text:p>
          </table:table-cell>
          <table:table-cell table:formula="of:=[.D40]*100" office:value-type="float" office:value="0.819672131147541">
            <text:p>0,82</text:p>
          </table:table-cell>
          <table:table-cell table:formula="of:=[.F39]+[.C40]" office:value-type="float" office:value="44">
            <text:p>44</text:p>
          </table:table-cell>
          <table:table-cell table:formula="of:=[.F40]/[.$C$111]" office:value-type="float" office:value="0.360655737704918">
            <text:p>0,36</text:p>
          </table:table-cell>
          <table:table-cell table:formula="of:=[.G40]*100" office:value-type="float" office:value="36.0655737704918">
            <text:p>36,07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613">
            <text:p>613</text:p>
          </table:table-cell>
          <table:table-cell table:formula="of:=COUNTIF([.$A$2:.$A$109];&quot;=&quot;&amp;[.B41])" office:value-type="float" office:value="1">
            <text:p>1</text:p>
          </table:table-cell>
          <table:table-cell table:formula="of:=[.C41]/[.$C$111]" office:value-type="float" office:value="0.00819672131147541">
            <text:p>0,01</text:p>
          </table:table-cell>
          <table:table-cell table:formula="of:=[.D41]*100" office:value-type="float" office:value="0.819672131147541">
            <text:p>0,82</text:p>
          </table:table-cell>
          <table:table-cell table:formula="of:=[.F40]+[.C41]" office:value-type="float" office:value="45">
            <text:p>45</text:p>
          </table:table-cell>
          <table:table-cell table:formula="of:=[.F41]/[.$C$111]" office:value-type="float" office:value="0.368852459016393">
            <text:p>0,37</text:p>
          </table:table-cell>
          <table:table-cell table:formula="of:=[.G41]*100" office:value-type="float" office:value="36.8852459016393">
            <text:p>36,89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622">
            <text:p>622</text:p>
          </table:table-cell>
          <table:table-cell table:formula="of:=COUNTIF([.$A$2:.$A$109];&quot;=&quot;&amp;[.B42])" office:value-type="float" office:value="1">
            <text:p>1</text:p>
          </table:table-cell>
          <table:table-cell table:formula="of:=[.C42]/[.$C$111]" office:value-type="float" office:value="0.00819672131147541">
            <text:p>0,01</text:p>
          </table:table-cell>
          <table:table-cell table:formula="of:=[.D42]*100" office:value-type="float" office:value="0.819672131147541">
            <text:p>0,82</text:p>
          </table:table-cell>
          <table:table-cell table:formula="of:=[.F41]+[.C42]" office:value-type="float" office:value="46">
            <text:p>46</text:p>
          </table:table-cell>
          <table:table-cell table:formula="of:=[.F42]/[.$C$111]" office:value-type="float" office:value="0.377049180327869">
            <text:p>0,38</text:p>
          </table:table-cell>
          <table:table-cell table:formula="of:=[.G42]*100" office:value-type="float" office:value="37.7049180327869">
            <text:p>37,7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658">
            <text:p>658</text:p>
          </table:table-cell>
          <table:table-cell table:formula="of:=COUNTIF([.$A$2:.$A$109];&quot;=&quot;&amp;[.B43])" office:value-type="float" office:value="1">
            <text:p>1</text:p>
          </table:table-cell>
          <table:table-cell table:formula="of:=[.C43]/[.$C$111]" office:value-type="float" office:value="0.00819672131147541">
            <text:p>0,01</text:p>
          </table:table-cell>
          <table:table-cell table:formula="of:=[.D43]*100" office:value-type="float" office:value="0.819672131147541">
            <text:p>0,82</text:p>
          </table:table-cell>
          <table:table-cell table:formula="of:=[.F42]+[.C43]" office:value-type="float" office:value="47">
            <text:p>47</text:p>
          </table:table-cell>
          <table:table-cell table:formula="of:=[.F43]/[.$C$111]" office:value-type="float" office:value="0.385245901639344">
            <text:p>0,39</text:p>
          </table:table-cell>
          <table:table-cell table:formula="of:=[.G43]*100" office:value-type="float" office:value="38.5245901639344">
            <text:p>38,52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659">
            <text:p>659</text:p>
          </table:table-cell>
          <table:table-cell table:formula="of:=COUNTIF([.$A$2:.$A$109];&quot;=&quot;&amp;[.B44])" office:value-type="float" office:value="1">
            <text:p>1</text:p>
          </table:table-cell>
          <table:table-cell table:formula="of:=[.C44]/[.$C$111]" office:value-type="float" office:value="0.00819672131147541">
            <text:p>0,01</text:p>
          </table:table-cell>
          <table:table-cell table:formula="of:=[.D44]*100" office:value-type="float" office:value="0.819672131147541">
            <text:p>0,82</text:p>
          </table:table-cell>
          <table:table-cell table:formula="of:=[.F43]+[.C44]" office:value-type="float" office:value="48">
            <text:p>48</text:p>
          </table:table-cell>
          <table:table-cell table:formula="of:=[.F44]/[.$C$111]" office:value-type="float" office:value="0.39344262295082">
            <text:p>0,39</text:p>
          </table:table-cell>
          <table:table-cell table:formula="of:=[.G44]*100" office:value-type="float" office:value="39.344262295082">
            <text:p>39,3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663">
            <text:p>663</text:p>
          </table:table-cell>
          <table:table-cell table:formula="of:=COUNTIF([.$A$2:.$A$109];&quot;=&quot;&amp;[.B45])" office:value-type="float" office:value="1">
            <text:p>1</text:p>
          </table:table-cell>
          <table:table-cell table:formula="of:=[.C45]/[.$C$111]" office:value-type="float" office:value="0.00819672131147541">
            <text:p>0,01</text:p>
          </table:table-cell>
          <table:table-cell table:formula="of:=[.D45]*100" office:value-type="float" office:value="0.819672131147541">
            <text:p>0,82</text:p>
          </table:table-cell>
          <table:table-cell table:formula="of:=[.F44]+[.C45]" office:value-type="float" office:value="49">
            <text:p>49</text:p>
          </table:table-cell>
          <table:table-cell table:formula="of:=[.F45]/[.$C$111]" office:value-type="float" office:value="0.401639344262295">
            <text:p>0,4</text:p>
          </table:table-cell>
          <table:table-cell table:formula="of:=[.G45]*100" office:value-type="float" office:value="40.1639344262295">
            <text:p>40,16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675">
            <text:p>675</text:p>
          </table:table-cell>
          <table:table-cell table:formula="of:=COUNTIF([.$A$2:.$A$109];&quot;=&quot;&amp;[.B46])" office:value-type="float" office:value="1">
            <text:p>1</text:p>
          </table:table-cell>
          <table:table-cell table:formula="of:=[.C46]/[.$C$111]" office:value-type="float" office:value="0.00819672131147541">
            <text:p>0,01</text:p>
          </table:table-cell>
          <table:table-cell table:formula="of:=[.D46]*100" office:value-type="float" office:value="0.819672131147541">
            <text:p>0,82</text:p>
          </table:table-cell>
          <table:table-cell table:formula="of:=[.F45]+[.C46]" office:value-type="float" office:value="50">
            <text:p>50</text:p>
          </table:table-cell>
          <table:table-cell table:formula="of:=[.F46]/[.$C$111]" office:value-type="float" office:value="0.40983606557377">
            <text:p>0,41</text:p>
          </table:table-cell>
          <table:table-cell table:formula="of:=[.G46]*100" office:value-type="float" office:value="40.9836065573771">
            <text:p>40,9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79">
            <text:p>679</text:p>
          </table:table-cell>
          <table:table-cell table:formula="of:=COUNTIF([.$A$2:.$A$109];&quot;=&quot;&amp;[.B47])" office:value-type="float" office:value="1">
            <text:p>1</text:p>
          </table:table-cell>
          <table:table-cell table:formula="of:=[.C47]/[.$C$111]" office:value-type="float" office:value="0.00819672131147541">
            <text:p>0,01</text:p>
          </table:table-cell>
          <table:table-cell table:formula="of:=[.D47]*100" office:value-type="float" office:value="0.819672131147541">
            <text:p>0,82</text:p>
          </table:table-cell>
          <table:table-cell table:formula="of:=[.F46]+[.C47]" office:value-type="float" office:value="51">
            <text:p>51</text:p>
          </table:table-cell>
          <table:table-cell table:formula="of:=[.F47]/[.$C$111]" office:value-type="float" office:value="0.418032786885246">
            <text:p>0,42</text:p>
          </table:table-cell>
          <table:table-cell table:formula="of:=[.G47]*100" office:value-type="float" office:value="41.8032786885246">
            <text:p>41,8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703">
            <text:p>703</text:p>
          </table:table-cell>
          <table:table-cell table:formula="of:=COUNTIF([.$A$2:.$A$109];&quot;=&quot;&amp;[.B48])" office:value-type="float" office:value="1">
            <text:p>1</text:p>
          </table:table-cell>
          <table:table-cell table:formula="of:=[.C48]/[.$C$111]" office:value-type="float" office:value="0.00819672131147541">
            <text:p>0,01</text:p>
          </table:table-cell>
          <table:table-cell table:formula="of:=[.D48]*100" office:value-type="float" office:value="0.819672131147541">
            <text:p>0,82</text:p>
          </table:table-cell>
          <table:table-cell table:formula="of:=[.F47]+[.C48]" office:value-type="float" office:value="52">
            <text:p>52</text:p>
          </table:table-cell>
          <table:table-cell table:formula="of:=[.F48]/[.$C$111]" office:value-type="float" office:value="0.426229508196721">
            <text:p>0,43</text:p>
          </table:table-cell>
          <table:table-cell table:formula="of:=[.G48]*100" office:value-type="float" office:value="42.6229508196721">
            <text:p>42,62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13">
            <text:p>713</text:p>
          </table:table-cell>
          <table:table-cell table:formula="of:=COUNTIF([.$A$2:.$A$109];&quot;=&quot;&amp;[.B49])" office:value-type="float" office:value="1">
            <text:p>1</text:p>
          </table:table-cell>
          <table:table-cell table:formula="of:=[.C49]/[.$C$111]" office:value-type="float" office:value="0.00819672131147541">
            <text:p>0,01</text:p>
          </table:table-cell>
          <table:table-cell table:formula="of:=[.D49]*100" office:value-type="float" office:value="0.819672131147541">
            <text:p>0,82</text:p>
          </table:table-cell>
          <table:table-cell table:formula="of:=[.F48]+[.C49]" office:value-type="float" office:value="53">
            <text:p>53</text:p>
          </table:table-cell>
          <table:table-cell table:formula="of:=[.F49]/[.$C$111]" office:value-type="float" office:value="0.434426229508197">
            <text:p>0,43</text:p>
          </table:table-cell>
          <table:table-cell table:formula="of:=[.G49]*100" office:value-type="float" office:value="43.4426229508197">
            <text:p>43,44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714">
            <text:p>714</text:p>
          </table:table-cell>
          <table:table-cell table:formula="of:=COUNTIF([.$A$2:.$A$109];&quot;=&quot;&amp;[.B50])" office:value-type="float" office:value="1">
            <text:p>1</text:p>
          </table:table-cell>
          <table:table-cell table:formula="of:=[.C50]/[.$C$111]" office:value-type="float" office:value="0.00819672131147541">
            <text:p>0,01</text:p>
          </table:table-cell>
          <table:table-cell table:formula="of:=[.D50]*100" office:value-type="float" office:value="0.819672131147541">
            <text:p>0,82</text:p>
          </table:table-cell>
          <table:table-cell table:formula="of:=[.F49]+[.C50]" office:value-type="float" office:value="54">
            <text:p>54</text:p>
          </table:table-cell>
          <table:table-cell table:formula="of:=[.F50]/[.$C$111]" office:value-type="float" office:value="0.442622950819672">
            <text:p>0,44</text:p>
          </table:table-cell>
          <table:table-cell table:formula="of:=[.G50]*100" office:value-type="float" office:value="44.2622950819672">
            <text:p>44,26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722">
            <text:p>722</text:p>
          </table:table-cell>
          <table:table-cell table:formula="of:=COUNTIF([.$A$2:.$A$109];&quot;=&quot;&amp;[.B51])" office:value-type="float" office:value="1">
            <text:p>1</text:p>
          </table:table-cell>
          <table:table-cell table:formula="of:=[.C51]/[.$C$111]" office:value-type="float" office:value="0.00819672131147541">
            <text:p>0,01</text:p>
          </table:table-cell>
          <table:table-cell table:formula="of:=[.D51]*100" office:value-type="float" office:value="0.819672131147541">
            <text:p>0,82</text:p>
          </table:table-cell>
          <table:table-cell table:formula="of:=[.F50]+[.C51]" office:value-type="float" office:value="55">
            <text:p>55</text:p>
          </table:table-cell>
          <table:table-cell table:formula="of:=[.F51]/[.$C$111]" office:value-type="float" office:value="0.450819672131148">
            <text:p>0,45</text:p>
          </table:table-cell>
          <table:table-cell table:formula="of:=[.G51]*100" office:value-type="float" office:value="45.0819672131148">
            <text:p>45,0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735">
            <text:p>735</text:p>
          </table:table-cell>
          <table:table-cell table:formula="of:=COUNTIF([.$A$2:.$A$109];&quot;=&quot;&amp;[.B52])" office:value-type="float" office:value="1">
            <text:p>1</text:p>
          </table:table-cell>
          <table:table-cell table:formula="of:=[.C52]/[.$C$111]" office:value-type="float" office:value="0.00819672131147541">
            <text:p>0,01</text:p>
          </table:table-cell>
          <table:table-cell table:formula="of:=[.D52]*100" office:value-type="float" office:value="0.819672131147541">
            <text:p>0,82</text:p>
          </table:table-cell>
          <table:table-cell table:formula="of:=[.F51]+[.C52]" office:value-type="float" office:value="56">
            <text:p>56</text:p>
          </table:table-cell>
          <table:table-cell table:formula="of:=[.F52]/[.$C$111]" office:value-type="float" office:value="0.459016393442623">
            <text:p>0,46</text:p>
          </table:table-cell>
          <table:table-cell table:formula="of:=[.G52]*100" office:value-type="float" office:value="45.9016393442623">
            <text:p>45,9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43">
            <text:p>743</text:p>
          </table:table-cell>
          <table:table-cell table:formula="of:=COUNTIF([.$A$2:.$A$109];&quot;=&quot;&amp;[.B53])" office:value-type="float" office:value="1">
            <text:p>1</text:p>
          </table:table-cell>
          <table:table-cell table:formula="of:=[.C53]/[.$C$111]" office:value-type="float" office:value="0.00819672131147541">
            <text:p>0,01</text:p>
          </table:table-cell>
          <table:table-cell table:formula="of:=[.D53]*100" office:value-type="float" office:value="0.819672131147541">
            <text:p>0,82</text:p>
          </table:table-cell>
          <table:table-cell table:formula="of:=[.F52]+[.C53]" office:value-type="float" office:value="57">
            <text:p>57</text:p>
          </table:table-cell>
          <table:table-cell table:formula="of:=[.F53]/[.$C$111]" office:value-type="float" office:value="0.467213114754098">
            <text:p>0,47</text:p>
          </table:table-cell>
          <table:table-cell table:formula="of:=[.G53]*100" office:value-type="float" office:value="46.7213114754098">
            <text:p>46,7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45">
            <text:p>745</text:p>
          </table:table-cell>
          <table:table-cell table:formula="of:=COUNTIF([.$A$2:.$A$109];&quot;=&quot;&amp;[.B54])" office:value-type="float" office:value="1">
            <text:p>1</text:p>
          </table:table-cell>
          <table:table-cell table:formula="of:=[.C54]/[.$C$111]" office:value-type="float" office:value="0.00819672131147541">
            <text:p>0,01</text:p>
          </table:table-cell>
          <table:table-cell table:formula="of:=[.D54]*100" office:value-type="float" office:value="0.819672131147541">
            <text:p>0,82</text:p>
          </table:table-cell>
          <table:table-cell table:formula="of:=[.F53]+[.C54]" office:value-type="float" office:value="58">
            <text:p>58</text:p>
          </table:table-cell>
          <table:table-cell table:formula="of:=[.F54]/[.$C$111]" office:value-type="float" office:value="0.475409836065574">
            <text:p>0,48</text:p>
          </table:table-cell>
          <table:table-cell table:formula="of:=[.G54]*100" office:value-type="float" office:value="47.5409836065574">
            <text:p>47,54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746">
            <text:p>746</text:p>
          </table:table-cell>
          <table:table-cell table:formula="of:=COUNTIF([.$A$2:.$A$109];&quot;=&quot;&amp;[.B55])" office:value-type="float" office:value="1">
            <text:p>1</text:p>
          </table:table-cell>
          <table:table-cell table:formula="of:=[.C55]/[.$C$111]" office:value-type="float" office:value="0.00819672131147541">
            <text:p>0,01</text:p>
          </table:table-cell>
          <table:table-cell table:formula="of:=[.D55]*100" office:value-type="float" office:value="0.819672131147541">
            <text:p>0,82</text:p>
          </table:table-cell>
          <table:table-cell table:formula="of:=[.F54]+[.C55]" office:value-type="float" office:value="59">
            <text:p>59</text:p>
          </table:table-cell>
          <table:table-cell table:formula="of:=[.F55]/[.$C$111]" office:value-type="float" office:value="0.483606557377049">
            <text:p>0,48</text:p>
          </table:table-cell>
          <table:table-cell table:formula="of:=[.G55]*100" office:value-type="float" office:value="48.3606557377049">
            <text:p>48,3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2">
            <text:p>752</text:p>
          </table:table-cell>
          <table:table-cell table:formula="of:=COUNTIF([.$A$2:.$A$109];&quot;=&quot;&amp;[.B56])" office:value-type="float" office:value="1">
            <text:p>1</text:p>
          </table:table-cell>
          <table:table-cell table:formula="of:=[.C56]/[.$C$111]" office:value-type="float" office:value="0.00819672131147541">
            <text:p>0,01</text:p>
          </table:table-cell>
          <table:table-cell table:formula="of:=[.D56]*100" office:value-type="float" office:value="0.819672131147541">
            <text:p>0,82</text:p>
          </table:table-cell>
          <table:table-cell table:formula="of:=[.F55]+[.C56]" office:value-type="float" office:value="60">
            <text:p>60</text:p>
          </table:table-cell>
          <table:table-cell table:formula="of:=[.F56]/[.$C$111]" office:value-type="float" office:value="0.491803278688525">
            <text:p>0,49</text:p>
          </table:table-cell>
          <table:table-cell table:formula="of:=[.G56]*100" office:value-type="float" office:value="49.1803278688525">
            <text:p>49,18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762">
            <text:p>762</text:p>
          </table:table-cell>
          <table:table-cell table:formula="of:=COUNTIF([.$A$2:.$A$109];&quot;=&quot;&amp;[.B57])" office:value-type="float" office:value="1">
            <text:p>1</text:p>
          </table:table-cell>
          <table:table-cell table:formula="of:=[.C57]/[.$C$111]" office:value-type="float" office:value="0.00819672131147541">
            <text:p>0,01</text:p>
          </table:table-cell>
          <table:table-cell table:formula="of:=[.D57]*100" office:value-type="float" office:value="0.819672131147541">
            <text:p>0,82</text:p>
          </table:table-cell>
          <table:table-cell table:formula="of:=[.F56]+[.C57]" office:value-type="float" office:value="61">
            <text:p>61</text:p>
          </table:table-cell>
          <table:table-cell table:formula="of:=[.F57]/[.$C$111]" office:value-type="float" office:value="0.5">
            <text:p>0,5</text:p>
          </table:table-cell>
          <table:table-cell table:formula="of:=[.G57]*100" office:value-type="float" office:value="50">
            <text:p>5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767">
            <text:p>767</text:p>
          </table:table-cell>
          <table:table-cell table:formula="of:=COUNTIF([.$A$2:.$A$109];&quot;=&quot;&amp;[.B58])" office:value-type="float" office:value="1">
            <text:p>1</text:p>
          </table:table-cell>
          <table:table-cell table:formula="of:=[.C58]/[.$C$111]" office:value-type="float" office:value="0.00819672131147541">
            <text:p>0,01</text:p>
          </table:table-cell>
          <table:table-cell table:formula="of:=[.D58]*100" office:value-type="float" office:value="0.819672131147541">
            <text:p>0,82</text:p>
          </table:table-cell>
          <table:table-cell table:formula="of:=[.F57]+[.C58]" office:value-type="float" office:value="62">
            <text:p>62</text:p>
          </table:table-cell>
          <table:table-cell table:formula="of:=[.F58]/[.$C$111]" office:value-type="float" office:value="0.508196721311475">
            <text:p>0,51</text:p>
          </table:table-cell>
          <table:table-cell table:formula="of:=[.G58]*100" office:value-type="float" office:value="50.8196721311475">
            <text:p>50,82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774">
            <text:p>774</text:p>
          </table:table-cell>
          <table:table-cell table:formula="of:=COUNTIF([.$A$2:.$A$109];&quot;=&quot;&amp;[.B59])" office:value-type="float" office:value="1">
            <text:p>1</text:p>
          </table:table-cell>
          <table:table-cell table:formula="of:=[.C59]/[.$C$111]" office:value-type="float" office:value="0.00819672131147541">
            <text:p>0,01</text:p>
          </table:table-cell>
          <table:table-cell table:formula="of:=[.D59]*100" office:value-type="float" office:value="0.819672131147541">
            <text:p>0,82</text:p>
          </table:table-cell>
          <table:table-cell table:formula="of:=[.F58]+[.C59]" office:value-type="float" office:value="63">
            <text:p>63</text:p>
          </table:table-cell>
          <table:table-cell table:formula="of:=[.F59]/[.$C$111]" office:value-type="float" office:value="0.516393442622951">
            <text:p>0,52</text:p>
          </table:table-cell>
          <table:table-cell table:formula="of:=[.G59]*100" office:value-type="float" office:value="51.6393442622951">
            <text:p>51,64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782">
            <text:p>782</text:p>
          </table:table-cell>
          <table:table-cell table:formula="of:=COUNTIF([.$A$2:.$A$109];&quot;=&quot;&amp;[.B60])" office:value-type="float" office:value="1">
            <text:p>1</text:p>
          </table:table-cell>
          <table:table-cell table:formula="of:=[.C60]/[.$C$111]" office:value-type="float" office:value="0.00819672131147541">
            <text:p>0,01</text:p>
          </table:table-cell>
          <table:table-cell table:formula="of:=[.D60]*100" office:value-type="float" office:value="0.819672131147541">
            <text:p>0,82</text:p>
          </table:table-cell>
          <table:table-cell table:formula="of:=[.F59]+[.C60]" office:value-type="float" office:value="64">
            <text:p>64</text:p>
          </table:table-cell>
          <table:table-cell table:formula="of:=[.F60]/[.$C$111]" office:value-type="float" office:value="0.524590163934426">
            <text:p>0,52</text:p>
          </table:table-cell>
          <table:table-cell table:formula="of:=[.G60]*100" office:value-type="float" office:value="52.4590163934426">
            <text:p>52,4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89">
            <text:p>789</text:p>
          </table:table-cell>
          <table:table-cell table:formula="of:=COUNTIF([.$A$2:.$A$109];&quot;=&quot;&amp;[.B61])" office:value-type="float" office:value="1">
            <text:p>1</text:p>
          </table:table-cell>
          <table:table-cell table:formula="of:=[.C61]/[.$C$111]" office:value-type="float" office:value="0.00819672131147541">
            <text:p>0,01</text:p>
          </table:table-cell>
          <table:table-cell table:formula="of:=[.D61]*100" office:value-type="float" office:value="0.819672131147541">
            <text:p>0,82</text:p>
          </table:table-cell>
          <table:table-cell table:formula="of:=[.F60]+[.C61]" office:value-type="float" office:value="65">
            <text:p>65</text:p>
          </table:table-cell>
          <table:table-cell table:formula="of:=[.F61]/[.$C$111]" office:value-type="float" office:value="0.532786885245902">
            <text:p>0,53</text:p>
          </table:table-cell>
          <table:table-cell table:formula="of:=[.G61]*100" office:value-type="float" office:value="53.2786885245902">
            <text:p>53,2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814">
            <text:p>814</text:p>
          </table:table-cell>
          <table:table-cell table:formula="of:=COUNTIF([.$A$2:.$A$109];&quot;=&quot;&amp;[.B62])" office:value-type="float" office:value="1">
            <text:p>1</text:p>
          </table:table-cell>
          <table:table-cell table:formula="of:=[.C62]/[.$C$111]" office:value-type="float" office:value="0.00819672131147541">
            <text:p>0,01</text:p>
          </table:table-cell>
          <table:table-cell table:formula="of:=[.D62]*100" office:value-type="float" office:value="0.819672131147541">
            <text:p>0,82</text:p>
          </table:table-cell>
          <table:table-cell table:formula="of:=[.F61]+[.C62]" office:value-type="float" office:value="66">
            <text:p>66</text:p>
          </table:table-cell>
          <table:table-cell table:formula="of:=[.F62]/[.$C$111]" office:value-type="float" office:value="0.540983606557377">
            <text:p>0,54</text:p>
          </table:table-cell>
          <table:table-cell table:formula="of:=[.G62]*100" office:value-type="float" office:value="54.0983606557377">
            <text:p>54,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820">
            <text:p>820</text:p>
          </table:table-cell>
          <table:table-cell table:formula="of:=COUNTIF([.$A$2:.$A$109];&quot;=&quot;&amp;[.B63])" office:value-type="float" office:value="1">
            <text:p>1</text:p>
          </table:table-cell>
          <table:table-cell table:formula="of:=[.C63]/[.$C$111]" office:value-type="float" office:value="0.00819672131147541">
            <text:p>0,01</text:p>
          </table:table-cell>
          <table:table-cell table:formula="of:=[.D63]*100" office:value-type="float" office:value="0.819672131147541">
            <text:p>0,82</text:p>
          </table:table-cell>
          <table:table-cell table:formula="of:=[.F62]+[.C63]" office:value-type="float" office:value="67">
            <text:p>67</text:p>
          </table:table-cell>
          <table:table-cell table:formula="of:=[.F63]/[.$C$111]" office:value-type="float" office:value="0.549180327868853">
            <text:p>0,55</text:p>
          </table:table-cell>
          <table:table-cell table:formula="of:=[.G63]*100" office:value-type="float" office:value="54.9180327868853">
            <text:p>54,92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827">
            <text:p>827</text:p>
          </table:table-cell>
          <table:table-cell table:formula="of:=COUNTIF([.$A$2:.$A$109];&quot;=&quot;&amp;[.B64])" office:value-type="float" office:value="2">
            <text:p>2</text:p>
          </table:table-cell>
          <table:table-cell table:formula="of:=[.C64]/[.$C$111]" office:value-type="float" office:value="0.0163934426229508">
            <text:p>0,02</text:p>
          </table:table-cell>
          <table:table-cell table:formula="of:=[.D64]*100" office:value-type="float" office:value="1.63934426229508">
            <text:p>1,64</text:p>
          </table:table-cell>
          <table:table-cell table:formula="of:=[.F63]+[.C64]" office:value-type="float" office:value="69">
            <text:p>69</text:p>
          </table:table-cell>
          <table:table-cell table:formula="of:=[.F64]/[.$C$111]" office:value-type="float" office:value="0.565573770491803">
            <text:p>0,57</text:p>
          </table:table-cell>
          <table:table-cell table:formula="of:=[.G64]*100" office:value-type="float" office:value="56.5573770491803">
            <text:p>56,5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827">
            <text:p>827</text:p>
          </table:table-cell>
          <table:table-cell table:formula="of:=COUNTIF([.$A$2:.$A$109];&quot;=&quot;&amp;[.B65])" office:value-type="float" office:value="2">
            <text:p>2</text:p>
          </table:table-cell>
          <table:table-cell table:formula="of:=[.C65]/[.$C$111]" office:value-type="float" office:value="0.0163934426229508">
            <text:p>0,02</text:p>
          </table:table-cell>
          <table:table-cell table:formula="of:=[.D65]*100" office:value-type="float" office:value="1.63934426229508">
            <text:p>1,64</text:p>
          </table:table-cell>
          <table:table-cell table:formula="of:=[.F64]+[.C65]" office:value-type="float" office:value="71">
            <text:p>71</text:p>
          </table:table-cell>
          <table:table-cell table:formula="of:=[.F65]/[.$C$111]" office:value-type="float" office:value="0.581967213114754">
            <text:p>0,58</text:p>
          </table:table-cell>
          <table:table-cell table:formula="of:=[.G65]*100" office:value-type="float" office:value="58.1967213114754">
            <text:p>58,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table:formula="of:=COUNTIF([.$A$2:.$A$109];&quot;=&quot;&amp;[.B66])" office:value-type="float" office:value="1">
            <text:p>1</text:p>
          </table:table-cell>
          <table:table-cell table:formula="of:=[.C66]/[.$C$111]" office:value-type="float" office:value="0.00819672131147541">
            <text:p>0,01</text:p>
          </table:table-cell>
          <table:table-cell table:formula="of:=[.D66]*100" office:value-type="float" office:value="0.819672131147541">
            <text:p>0,82</text:p>
          </table:table-cell>
          <table:table-cell table:formula="of:=[.F65]+[.C66]" office:value-type="float" office:value="72">
            <text:p>72</text:p>
          </table:table-cell>
          <table:table-cell table:formula="of:=[.F66]/[.$C$111]" office:value-type="float" office:value="0.590163934426229">
            <text:p>0,59</text:p>
          </table:table-cell>
          <table:table-cell table:formula="of:=[.G66]*100" office:value-type="float" office:value="59.0163934426229">
            <text:p>59,0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847">
            <text:p>847</text:p>
          </table:table-cell>
          <table:table-cell table:formula="of:=COUNTIF([.$A$2:.$A$109];&quot;=&quot;&amp;[.B67])" office:value-type="float" office:value="1">
            <text:p>1</text:p>
          </table:table-cell>
          <table:table-cell table:formula="of:=[.C67]/[.$C$111]" office:value-type="float" office:value="0.00819672131147541">
            <text:p>0,01</text:p>
          </table:table-cell>
          <table:table-cell table:formula="of:=[.D67]*100" office:value-type="float" office:value="0.819672131147541">
            <text:p>0,82</text:p>
          </table:table-cell>
          <table:table-cell table:formula="of:=[.F66]+[.C67]" office:value-type="float" office:value="73">
            <text:p>73</text:p>
          </table:table-cell>
          <table:table-cell table:formula="of:=[.F67]/[.$C$111]" office:value-type="float" office:value="0.598360655737705">
            <text:p>0,6</text:p>
          </table:table-cell>
          <table:table-cell table:formula="of:=[.G67]*100" office:value-type="float" office:value="59.8360655737705">
            <text:p>59,84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849">
            <text:p>849</text:p>
          </table:table-cell>
          <table:table-cell table:formula="of:=COUNTIF([.$A$2:.$A$109];&quot;=&quot;&amp;[.B68])" office:value-type="float" office:value="1">
            <text:p>1</text:p>
          </table:table-cell>
          <table:table-cell table:formula="of:=[.C68]/[.$C$111]" office:value-type="float" office:value="0.00819672131147541">
            <text:p>0,01</text:p>
          </table:table-cell>
          <table:table-cell table:formula="of:=[.D68]*100" office:value-type="float" office:value="0.819672131147541">
            <text:p>0,82</text:p>
          </table:table-cell>
          <table:table-cell table:formula="of:=[.F67]+[.C68]" office:value-type="float" office:value="74">
            <text:p>74</text:p>
          </table:table-cell>
          <table:table-cell table:formula="of:=[.F68]/[.$C$111]" office:value-type="float" office:value="0.60655737704918">
            <text:p>0,61</text:p>
          </table:table-cell>
          <table:table-cell table:formula="of:=[.G68]*100" office:value-type="float" office:value="60.655737704918">
            <text:p>60,66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854">
            <text:p>854</text:p>
          </table:table-cell>
          <table:table-cell table:formula="of:=COUNTIF([.$A$2:.$A$109];&quot;=&quot;&amp;[.B69])" office:value-type="float" office:value="1">
            <text:p>1</text:p>
          </table:table-cell>
          <table:table-cell table:formula="of:=[.C69]/[.$C$111]" office:value-type="float" office:value="0.00819672131147541">
            <text:p>0,01</text:p>
          </table:table-cell>
          <table:table-cell table:formula="of:=[.D69]*100" office:value-type="float" office:value="0.819672131147541">
            <text:p>0,82</text:p>
          </table:table-cell>
          <table:table-cell table:formula="of:=[.F68]+[.C69]" office:value-type="float" office:value="75">
            <text:p>75</text:p>
          </table:table-cell>
          <table:table-cell table:formula="of:=[.F69]/[.$C$111]" office:value-type="float" office:value="0.614754098360656">
            <text:p>0,61</text:p>
          </table:table-cell>
          <table:table-cell table:formula="of:=[.G69]*100" office:value-type="float" office:value="61.4754098360656">
            <text:p>61,48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862">
            <text:p>862</text:p>
          </table:table-cell>
          <table:table-cell table:formula="of:=COUNTIF([.$A$2:.$A$109];&quot;=&quot;&amp;[.B70])" office:value-type="float" office:value="1">
            <text:p>1</text:p>
          </table:table-cell>
          <table:table-cell table:formula="of:=[.C70]/[.$C$111]" office:value-type="float" office:value="0.00819672131147541">
            <text:p>0,01</text:p>
          </table:table-cell>
          <table:table-cell table:formula="of:=[.D70]*100" office:value-type="float" office:value="0.819672131147541">
            <text:p>0,82</text:p>
          </table:table-cell>
          <table:table-cell table:formula="of:=[.F69]+[.C70]" office:value-type="float" office:value="76">
            <text:p>76</text:p>
          </table:table-cell>
          <table:table-cell table:formula="of:=[.F70]/[.$C$111]" office:value-type="float" office:value="0.622950819672131">
            <text:p>0,62</text:p>
          </table:table-cell>
          <table:table-cell table:formula="of:=[.G70]*100" office:value-type="float" office:value="62.2950819672131">
            <text:p>62,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876">
            <text:p>876</text:p>
          </table:table-cell>
          <table:table-cell table:formula="of:=COUNTIF([.$A$2:.$A$109];&quot;=&quot;&amp;[.B71])" office:value-type="float" office:value="1">
            <text:p>1</text:p>
          </table:table-cell>
          <table:table-cell table:formula="of:=[.C71]/[.$C$111]" office:value-type="float" office:value="0.00819672131147541">
            <text:p>0,01</text:p>
          </table:table-cell>
          <table:table-cell table:formula="of:=[.D71]*100" office:value-type="float" office:value="0.819672131147541">
            <text:p>0,82</text:p>
          </table:table-cell>
          <table:table-cell table:formula="of:=[.F70]+[.C71]" office:value-type="float" office:value="77">
            <text:p>77</text:p>
          </table:table-cell>
          <table:table-cell table:formula="of:=[.F71]/[.$C$111]" office:value-type="float" office:value="0.631147540983607">
            <text:p>0,63</text:p>
          </table:table-cell>
          <table:table-cell table:formula="of:=[.G71]*100" office:value-type="float" office:value="63.1147540983607">
            <text:p>63,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877">
            <text:p>877</text:p>
          </table:table-cell>
          <table:table-cell table:formula="of:=COUNTIF([.$A$2:.$A$109];&quot;=&quot;&amp;[.B72])" office:value-type="float" office:value="1">
            <text:p>1</text:p>
          </table:table-cell>
          <table:table-cell table:formula="of:=[.C72]/[.$C$111]" office:value-type="float" office:value="0.00819672131147541">
            <text:p>0,01</text:p>
          </table:table-cell>
          <table:table-cell table:formula="of:=[.D72]*100" office:value-type="float" office:value="0.819672131147541">
            <text:p>0,82</text:p>
          </table:table-cell>
          <table:table-cell table:formula="of:=[.F71]+[.C72]" office:value-type="float" office:value="78">
            <text:p>78</text:p>
          </table:table-cell>
          <table:table-cell table:formula="of:=[.F72]/[.$C$111]" office:value-type="float" office:value="0.639344262295082">
            <text:p>0,64</text:p>
          </table:table-cell>
          <table:table-cell table:formula="of:=[.G72]*100" office:value-type="float" office:value="63.9344262295082">
            <text:p>63,93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890">
            <text:p>890</text:p>
          </table:table-cell>
          <table:table-cell table:formula="of:=COUNTIF([.$A$2:.$A$109];&quot;=&quot;&amp;[.B73])" office:value-type="float" office:value="1">
            <text:p>1</text:p>
          </table:table-cell>
          <table:table-cell table:formula="of:=[.C73]/[.$C$111]" office:value-type="float" office:value="0.00819672131147541">
            <text:p>0,01</text:p>
          </table:table-cell>
          <table:table-cell table:formula="of:=[.D73]*100" office:value-type="float" office:value="0.819672131147541">
            <text:p>0,82</text:p>
          </table:table-cell>
          <table:table-cell table:formula="of:=[.F72]+[.C73]" office:value-type="float" office:value="79">
            <text:p>79</text:p>
          </table:table-cell>
          <table:table-cell table:formula="of:=[.F73]/[.$C$111]" office:value-type="float" office:value="0.647540983606557">
            <text:p>0,65</text:p>
          </table:table-cell>
          <table:table-cell table:formula="of:=[.G73]*100" office:value-type="float" office:value="64.7540983606558">
            <text:p>64,7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17">
            <text:p>917</text:p>
          </table:table-cell>
          <table:table-cell table:formula="of:=COUNTIF([.$A$2:.$A$109];&quot;=&quot;&amp;[.B74])" office:value-type="float" office:value="1">
            <text:p>1</text:p>
          </table:table-cell>
          <table:table-cell table:formula="of:=[.C74]/[.$C$111]" office:value-type="float" office:value="0.00819672131147541">
            <text:p>0,01</text:p>
          </table:table-cell>
          <table:table-cell table:formula="of:=[.D74]*100" office:value-type="float" office:value="0.819672131147541">
            <text:p>0,82</text:p>
          </table:table-cell>
          <table:table-cell table:formula="of:=[.F73]+[.C74]" office:value-type="float" office:value="80">
            <text:p>80</text:p>
          </table:table-cell>
          <table:table-cell table:formula="of:=[.F74]/[.$C$111]" office:value-type="float" office:value="0.655737704918033">
            <text:p>0,66</text:p>
          </table:table-cell>
          <table:table-cell table:formula="of:=[.G74]*100" office:value-type="float" office:value="65.5737704918033">
            <text:p>65,5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939">
            <text:p>939</text:p>
          </table:table-cell>
          <table:table-cell table:formula="of:=COUNTIF([.$A$2:.$A$109];&quot;=&quot;&amp;[.B75])" office:value-type="float" office:value="2">
            <text:p>2</text:p>
          </table:table-cell>
          <table:table-cell table:formula="of:=[.C75]/[.$C$111]" office:value-type="float" office:value="0.0163934426229508">
            <text:p>0,02</text:p>
          </table:table-cell>
          <table:table-cell table:formula="of:=[.D75]*100" office:value-type="float" office:value="1.63934426229508">
            <text:p>1,64</text:p>
          </table:table-cell>
          <table:table-cell table:formula="of:=[.F74]+[.C75]" office:value-type="float" office:value="82">
            <text:p>82</text:p>
          </table:table-cell>
          <table:table-cell table:formula="of:=[.F75]/[.$C$111]" office:value-type="float" office:value="0.672131147540984">
            <text:p>0,67</text:p>
          </table:table-cell>
          <table:table-cell table:formula="of:=[.G75]*100" office:value-type="float" office:value="67.2131147540984">
            <text:p>67,2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939">
            <text:p>939</text:p>
          </table:table-cell>
          <table:table-cell table:formula="of:=COUNTIF([.$A$2:.$A$109];&quot;=&quot;&amp;[.B76])" office:value-type="float" office:value="2">
            <text:p>2</text:p>
          </table:table-cell>
          <table:table-cell table:formula="of:=[.C76]/[.$C$111]" office:value-type="float" office:value="0.0163934426229508">
            <text:p>0,02</text:p>
          </table:table-cell>
          <table:table-cell table:formula="of:=[.D76]*100" office:value-type="float" office:value="1.63934426229508">
            <text:p>1,64</text:p>
          </table:table-cell>
          <table:table-cell table:formula="of:=[.F75]+[.C76]" office:value-type="float" office:value="84">
            <text:p>84</text:p>
          </table:table-cell>
          <table:table-cell table:formula="of:=[.F76]/[.$C$111]" office:value-type="float" office:value="0.688524590163934">
            <text:p>0,69</text:p>
          </table:table-cell>
          <table:table-cell table:formula="of:=[.G76]*100" office:value-type="float" office:value="68.8524590163934">
            <text:p>68,85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945">
            <text:p>945</text:p>
          </table:table-cell>
          <table:table-cell table:formula="of:=COUNTIF([.$A$2:.$A$109];&quot;=&quot;&amp;[.B77])" office:value-type="float" office:value="2">
            <text:p>2</text:p>
          </table:table-cell>
          <table:table-cell table:formula="of:=[.C77]/[.$C$111]" office:value-type="float" office:value="0.0163934426229508">
            <text:p>0,02</text:p>
          </table:table-cell>
          <table:table-cell table:formula="of:=[.D77]*100" office:value-type="float" office:value="1.63934426229508">
            <text:p>1,64</text:p>
          </table:table-cell>
          <table:table-cell table:formula="of:=[.F76]+[.C77]" office:value-type="float" office:value="86">
            <text:p>86</text:p>
          </table:table-cell>
          <table:table-cell table:formula="of:=[.F77]/[.$C$111]" office:value-type="float" office:value="0.704918032786885">
            <text:p>0,7</text:p>
          </table:table-cell>
          <table:table-cell table:formula="of:=[.G77]*100" office:value-type="float" office:value="70.4918032786885">
            <text:p>70,49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945">
            <text:p>945</text:p>
          </table:table-cell>
          <table:table-cell table:formula="of:=COUNTIF([.$A$2:.$A$109];&quot;=&quot;&amp;[.B78])" office:value-type="float" office:value="2">
            <text:p>2</text:p>
          </table:table-cell>
          <table:table-cell table:formula="of:=[.C78]/[.$C$111]" office:value-type="float" office:value="0.0163934426229508">
            <text:p>0,02</text:p>
          </table:table-cell>
          <table:table-cell table:formula="of:=[.D78]*100" office:value-type="float" office:value="1.63934426229508">
            <text:p>1,64</text:p>
          </table:table-cell>
          <table:table-cell table:formula="of:=[.F77]+[.C78]" office:value-type="float" office:value="88">
            <text:p>88</text:p>
          </table:table-cell>
          <table:table-cell table:formula="of:=[.F78]/[.$C$111]" office:value-type="float" office:value="0.721311475409836">
            <text:p>0,72</text:p>
          </table:table-cell>
          <table:table-cell table:formula="of:=[.G78]*100" office:value-type="float" office:value="72.1311475409836">
            <text:p>72,13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949">
            <text:p>949</text:p>
          </table:table-cell>
          <table:table-cell table:formula="of:=COUNTIF([.$A$2:.$A$109];&quot;=&quot;&amp;[.B79])" office:value-type="float" office:value="1">
            <text:p>1</text:p>
          </table:table-cell>
          <table:table-cell table:formula="of:=[.C79]/[.$C$111]" office:value-type="float" office:value="0.00819672131147541">
            <text:p>0,01</text:p>
          </table:table-cell>
          <table:table-cell table:formula="of:=[.D79]*100" office:value-type="float" office:value="0.819672131147541">
            <text:p>0,82</text:p>
          </table:table-cell>
          <table:table-cell table:formula="of:=[.F78]+[.C79]" office:value-type="float" office:value="89">
            <text:p>89</text:p>
          </table:table-cell>
          <table:table-cell table:formula="of:=[.F79]/[.$C$111]" office:value-type="float" office:value="0.729508196721311">
            <text:p>0,73</text:p>
          </table:table-cell>
          <table:table-cell table:formula="of:=[.G79]*100" office:value-type="float" office:value="72.9508196721311">
            <text:p>72,9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952">
            <text:p>952</text:p>
          </table:table-cell>
          <table:table-cell table:formula="of:=COUNTIF([.$A$2:.$A$109];&quot;=&quot;&amp;[.B80])" office:value-type="float" office:value="1">
            <text:p>1</text:p>
          </table:table-cell>
          <table:table-cell table:formula="of:=[.C80]/[.$C$111]" office:value-type="float" office:value="0.00819672131147541">
            <text:p>0,01</text:p>
          </table:table-cell>
          <table:table-cell table:formula="of:=[.D80]*100" office:value-type="float" office:value="0.819672131147541">
            <text:p>0,82</text:p>
          </table:table-cell>
          <table:table-cell table:formula="of:=[.F79]+[.C80]" office:value-type="float" office:value="90">
            <text:p>90</text:p>
          </table:table-cell>
          <table:table-cell table:formula="of:=[.F80]/[.$C$111]" office:value-type="float" office:value="0.737704918032787">
            <text:p>0,74</text:p>
          </table:table-cell>
          <table:table-cell table:formula="of:=[.G80]*100" office:value-type="float" office:value="73.7704918032787">
            <text:p>73,7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76">
            <text:p>976</text:p>
          </table:table-cell>
          <table:table-cell table:formula="of:=COUNTIF([.$A$2:.$A$109];&quot;=&quot;&amp;[.B81])" office:value-type="float" office:value="1">
            <text:p>1</text:p>
          </table:table-cell>
          <table:table-cell table:formula="of:=[.C81]/[.$C$111]" office:value-type="float" office:value="0.00819672131147541">
            <text:p>0,01</text:p>
          </table:table-cell>
          <table:table-cell table:formula="of:=[.D81]*100" office:value-type="float" office:value="0.819672131147541">
            <text:p>0,82</text:p>
          </table:table-cell>
          <table:table-cell table:formula="of:=[.F80]+[.C81]" office:value-type="float" office:value="91">
            <text:p>91</text:p>
          </table:table-cell>
          <table:table-cell table:formula="of:=[.F81]/[.$C$111]" office:value-type="float" office:value="0.745901639344262">
            <text:p>0,75</text:p>
          </table:table-cell>
          <table:table-cell table:formula="of:=[.G81]*100" office:value-type="float" office:value="74.5901639344262">
            <text:p>74,59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990">
            <text:p>990</text:p>
          </table:table-cell>
          <table:table-cell table:formula="of:=COUNTIF([.$A$2:.$A$109];&quot;=&quot;&amp;[.B82])" office:value-type="float" office:value="2">
            <text:p>2</text:p>
          </table:table-cell>
          <table:table-cell table:formula="of:=[.C82]/[.$C$111]" office:value-type="float" office:value="0.0163934426229508">
            <text:p>0,02</text:p>
          </table:table-cell>
          <table:table-cell table:formula="of:=[.D82]*100" office:value-type="float" office:value="1.63934426229508">
            <text:p>1,64</text:p>
          </table:table-cell>
          <table:table-cell table:formula="of:=[.F81]+[.C82]" office:value-type="float" office:value="93">
            <text:p>93</text:p>
          </table:table-cell>
          <table:table-cell table:formula="of:=[.F82]/[.$C$111]" office:value-type="float" office:value="0.762295081967213">
            <text:p>0,76</text:p>
          </table:table-cell>
          <table:table-cell table:formula="of:=[.G82]*100" office:value-type="float" office:value="76.2295081967213">
            <text:p>76,2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90">
            <text:p>990</text:p>
          </table:table-cell>
          <table:table-cell table:formula="of:=COUNTIF([.$A$2:.$A$109];&quot;=&quot;&amp;[.B83])" office:value-type="float" office:value="2">
            <text:p>2</text:p>
          </table:table-cell>
          <table:table-cell table:formula="of:=[.C83]/[.$C$111]" office:value-type="float" office:value="0.0163934426229508">
            <text:p>0,02</text:p>
          </table:table-cell>
          <table:table-cell table:formula="of:=[.D83]*100" office:value-type="float" office:value="1.63934426229508">
            <text:p>1,64</text:p>
          </table:table-cell>
          <table:table-cell table:formula="of:=[.F82]+[.C83]" office:value-type="float" office:value="95">
            <text:p>95</text:p>
          </table:table-cell>
          <table:table-cell table:formula="of:=[.F83]/[.$C$111]" office:value-type="float" office:value="0.778688524590164">
            <text:p>0,78</text:p>
          </table:table-cell>
          <table:table-cell table:formula="of:=[.G83]*100" office:value-type="float" office:value="77.8688524590164">
            <text:p>77,8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991">
            <text:p>991</text:p>
          </table:table-cell>
          <table:table-cell table:formula="of:=COUNTIF([.$A$2:.$A$109];&quot;=&quot;&amp;[.B84])" office:value-type="float" office:value="1">
            <text:p>1</text:p>
          </table:table-cell>
          <table:table-cell table:formula="of:=[.C84]/[.$C$111]" office:value-type="float" office:value="0.00819672131147541">
            <text:p>0,01</text:p>
          </table:table-cell>
          <table:table-cell table:formula="of:=[.D84]*100" office:value-type="float" office:value="0.819672131147541">
            <text:p>0,82</text:p>
          </table:table-cell>
          <table:table-cell table:formula="of:=[.F83]+[.C84]" office:value-type="float" office:value="96">
            <text:p>96</text:p>
          </table:table-cell>
          <table:table-cell table:formula="of:=[.F84]/[.$C$111]" office:value-type="float" office:value="0.786885245901639">
            <text:p>0,79</text:p>
          </table:table-cell>
          <table:table-cell table:formula="of:=[.G84]*100" office:value-type="float" office:value="78.6885245901639">
            <text:p>78,69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996">
            <text:p>996</text:p>
          </table:table-cell>
          <table:table-cell table:formula="of:=COUNTIF([.$A$2:.$A$109];&quot;=&quot;&amp;[.B85])" office:value-type="float" office:value="1">
            <text:p>1</text:p>
          </table:table-cell>
          <table:table-cell table:formula="of:=[.C85]/[.$C$111]" office:value-type="float" office:value="0.00819672131147541">
            <text:p>0,01</text:p>
          </table:table-cell>
          <table:table-cell table:formula="of:=[.D85]*100" office:value-type="float" office:value="0.819672131147541">
            <text:p>0,82</text:p>
          </table:table-cell>
          <table:table-cell table:formula="of:=[.F84]+[.C85]" office:value-type="float" office:value="97">
            <text:p>97</text:p>
          </table:table-cell>
          <table:table-cell table:formula="of:=[.F85]/[.$C$111]" office:value-type="float" office:value="0.795081967213115">
            <text:p>0,8</text:p>
          </table:table-cell>
          <table:table-cell table:formula="of:=[.G85]*100" office:value-type="float" office:value="79.5081967213115">
            <text:p>79,5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98">
            <text:p>998</text:p>
          </table:table-cell>
          <table:table-cell table:formula="of:=COUNTIF([.$A$2:.$A$109];&quot;=&quot;&amp;[.B86])" office:value-type="float" office:value="1">
            <text:p>1</text:p>
          </table:table-cell>
          <table:table-cell table:formula="of:=[.C86]/[.$C$111]" office:value-type="float" office:value="0.00819672131147541">
            <text:p>0,01</text:p>
          </table:table-cell>
          <table:table-cell table:formula="of:=[.D86]*100" office:value-type="float" office:value="0.819672131147541">
            <text:p>0,82</text:p>
          </table:table-cell>
          <table:table-cell table:formula="of:=[.F85]+[.C86]" office:value-type="float" office:value="98">
            <text:p>98</text:p>
          </table:table-cell>
          <table:table-cell table:formula="of:=[.F86]/[.$C$111]" office:value-type="float" office:value="0.80327868852459">
            <text:p>0,8</text:p>
          </table:table-cell>
          <table:table-cell table:formula="of:=[.G86]*100" office:value-type="float" office:value="80.327868852459">
            <text:p>80,33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029">
            <text:p>1029</text:p>
          </table:table-cell>
          <table:table-cell table:formula="of:=COUNTIF([.$A$2:.$A$109];&quot;=&quot;&amp;[.B87])" office:value-type="float" office:value="1">
            <text:p>1</text:p>
          </table:table-cell>
          <table:table-cell table:formula="of:=[.C87]/[.$C$111]" office:value-type="float" office:value="0.00819672131147541">
            <text:p>0,01</text:p>
          </table:table-cell>
          <table:table-cell table:formula="of:=[.D87]*100" office:value-type="float" office:value="0.819672131147541">
            <text:p>0,82</text:p>
          </table:table-cell>
          <table:table-cell table:formula="of:=[.F86]+[.C87]" office:value-type="float" office:value="99">
            <text:p>99</text:p>
          </table:table-cell>
          <table:table-cell table:formula="of:=[.F87]/[.$C$111]" office:value-type="float" office:value="0.811475409836066">
            <text:p>0,81</text:p>
          </table:table-cell>
          <table:table-cell table:formula="of:=[.G87]*100" office:value-type="float" office:value="81.1475409836066">
            <text:p>81,15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042">
            <text:p>1042</text:p>
          </table:table-cell>
          <table:table-cell table:formula="of:=COUNTIF([.$A$2:.$A$109];&quot;=&quot;&amp;[.B88])" office:value-type="float" office:value="1">
            <text:p>1</text:p>
          </table:table-cell>
          <table:table-cell table:formula="of:=[.C88]/[.$C$111]" office:value-type="float" office:value="0.00819672131147541">
            <text:p>0,01</text:p>
          </table:table-cell>
          <table:table-cell table:formula="of:=[.D88]*100" office:value-type="float" office:value="0.819672131147541">
            <text:p>0,82</text:p>
          </table:table-cell>
          <table:table-cell table:formula="of:=[.F87]+[.C88]" office:value-type="float" office:value="100">
            <text:p>100</text:p>
          </table:table-cell>
          <table:table-cell table:formula="of:=[.F88]/[.$C$111]" office:value-type="float" office:value="0.819672131147541">
            <text:p>0,82</text:p>
          </table:table-cell>
          <table:table-cell table:formula="of:=[.G88]*100" office:value-type="float" office:value="81.9672131147541">
            <text:p>81,9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067">
            <text:p>1067</text:p>
          </table:table-cell>
          <table:table-cell table:formula="of:=COUNTIF([.$A$2:.$A$109];&quot;=&quot;&amp;[.B89])" office:value-type="float" office:value="1">
            <text:p>1</text:p>
          </table:table-cell>
          <table:table-cell table:formula="of:=[.C89]/[.$C$111]" office:value-type="float" office:value="0.00819672131147541">
            <text:p>0,01</text:p>
          </table:table-cell>
          <table:table-cell table:formula="of:=[.D89]*100" office:value-type="float" office:value="0.819672131147541">
            <text:p>0,82</text:p>
          </table:table-cell>
          <table:table-cell table:formula="of:=[.F88]+[.C89]" office:value-type="float" office:value="101">
            <text:p>101</text:p>
          </table:table-cell>
          <table:table-cell table:formula="of:=[.F89]/[.$C$111]" office:value-type="float" office:value="0.827868852459016">
            <text:p>0,83</text:p>
          </table:table-cell>
          <table:table-cell table:formula="of:=[.G89]*100" office:value-type="float" office:value="82.7868852459016">
            <text:p>82,7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079">
            <text:p>1079</text:p>
          </table:table-cell>
          <table:table-cell table:formula="of:=COUNTIF([.$A$2:.$A$109];&quot;=&quot;&amp;[.B90])" office:value-type="float" office:value="1">
            <text:p>1</text:p>
          </table:table-cell>
          <table:table-cell table:formula="of:=[.C90]/[.$C$111]" office:value-type="float" office:value="0.00819672131147541">
            <text:p>0,01</text:p>
          </table:table-cell>
          <table:table-cell table:formula="of:=[.D90]*100" office:value-type="float" office:value="0.819672131147541">
            <text:p>0,82</text:p>
          </table:table-cell>
          <table:table-cell table:formula="of:=[.F89]+[.C90]" office:value-type="float" office:value="102">
            <text:p>102</text:p>
          </table:table-cell>
          <table:table-cell table:formula="of:=[.F90]/[.$C$111]" office:value-type="float" office:value="0.836065573770492">
            <text:p>0,84</text:p>
          </table:table-cell>
          <table:table-cell table:formula="of:=[.G90]*100" office:value-type="float" office:value="83.6065573770492">
            <text:p>83,61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109">
            <text:p>1109</text:p>
          </table:table-cell>
          <table:table-cell table:formula="of:=COUNTIF([.$A$2:.$A$109];&quot;=&quot;&amp;[.B91])" office:value-type="float" office:value="1">
            <text:p>1</text:p>
          </table:table-cell>
          <table:table-cell table:formula="of:=[.C91]/[.$C$111]" office:value-type="float" office:value="0.00819672131147541">
            <text:p>0,01</text:p>
          </table:table-cell>
          <table:table-cell table:formula="of:=[.D91]*100" office:value-type="float" office:value="0.819672131147541">
            <text:p>0,82</text:p>
          </table:table-cell>
          <table:table-cell table:formula="of:=[.F90]+[.C91]" office:value-type="float" office:value="103">
            <text:p>103</text:p>
          </table:table-cell>
          <table:table-cell table:formula="of:=[.F91]/[.$C$111]" office:value-type="float" office:value="0.844262295081967">
            <text:p>0,84</text:p>
          </table:table-cell>
          <table:table-cell table:formula="of:=[.G91]*100" office:value-type="float" office:value="84.4262295081967">
            <text:p>84,4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27">
            <text:p>1127</text:p>
          </table:table-cell>
          <table:table-cell table:formula="of:=COUNTIF([.$A$2:.$A$109];&quot;=&quot;&amp;[.B92])" office:value-type="float" office:value="1">
            <text:p>1</text:p>
          </table:table-cell>
          <table:table-cell table:formula="of:=[.C92]/[.$C$111]" office:value-type="float" office:value="0.00819672131147541">
            <text:p>0,01</text:p>
          </table:table-cell>
          <table:table-cell table:formula="of:=[.D92]*100" office:value-type="float" office:value="0.819672131147541">
            <text:p>0,82</text:p>
          </table:table-cell>
          <table:table-cell table:formula="of:=[.F91]+[.C92]" office:value-type="float" office:value="104">
            <text:p>104</text:p>
          </table:table-cell>
          <table:table-cell table:formula="of:=[.F92]/[.$C$111]" office:value-type="float" office:value="0.852459016393443">
            <text:p>0,85</text:p>
          </table:table-cell>
          <table:table-cell table:formula="of:=[.G92]*100" office:value-type="float" office:value="85.2459016393443">
            <text:p>85,2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130">
            <text:p>1130</text:p>
          </table:table-cell>
          <table:table-cell table:formula="of:=COUNTIF([.$A$2:.$A$109];&quot;=&quot;&amp;[.B93])" office:value-type="float" office:value="1">
            <text:p>1</text:p>
          </table:table-cell>
          <table:table-cell table:formula="of:=[.C93]/[.$C$111]" office:value-type="float" office:value="0.00819672131147541">
            <text:p>0,01</text:p>
          </table:table-cell>
          <table:table-cell table:formula="of:=[.D93]*100" office:value-type="float" office:value="0.819672131147541">
            <text:p>0,82</text:p>
          </table:table-cell>
          <table:table-cell table:formula="of:=[.F92]+[.C93]" office:value-type="float" office:value="105">
            <text:p>105</text:p>
          </table:table-cell>
          <table:table-cell table:formula="of:=[.F93]/[.$C$111]" office:value-type="float" office:value="0.860655737704918">
            <text:p>0,86</text:p>
          </table:table-cell>
          <table:table-cell table:formula="of:=[.G93]*100" office:value-type="float" office:value="86.0655737704918">
            <text:p>86,0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134">
            <text:p>1134</text:p>
          </table:table-cell>
          <table:table-cell table:formula="of:=COUNTIF([.$A$2:.$A$109];&quot;=&quot;&amp;[.B94])" office:value-type="float" office:value="1">
            <text:p>1</text:p>
          </table:table-cell>
          <table:table-cell table:formula="of:=[.C94]/[.$C$111]" office:value-type="float" office:value="0.00819672131147541">
            <text:p>0,01</text:p>
          </table:table-cell>
          <table:table-cell table:formula="of:=[.D94]*100" office:value-type="float" office:value="0.819672131147541">
            <text:p>0,82</text:p>
          </table:table-cell>
          <table:table-cell table:formula="of:=[.F93]+[.C94]" office:value-type="float" office:value="106">
            <text:p>106</text:p>
          </table:table-cell>
          <table:table-cell table:formula="of:=[.F94]/[.$C$111]" office:value-type="float" office:value="0.868852459016393">
            <text:p>0,87</text:p>
          </table:table-cell>
          <table:table-cell table:formula="of:=[.G94]*100" office:value-type="float" office:value="86.8852459016393">
            <text:p>86,89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160">
            <text:p>1160</text:p>
          </table:table-cell>
          <table:table-cell table:formula="of:=COUNTIF([.$A$2:.$A$109];&quot;=&quot;&amp;[.B95])" office:value-type="float" office:value="1">
            <text:p>1</text:p>
          </table:table-cell>
          <table:table-cell table:formula="of:=[.C95]/[.$C$111]" office:value-type="float" office:value="0.00819672131147541">
            <text:p>0,01</text:p>
          </table:table-cell>
          <table:table-cell table:formula="of:=[.D95]*100" office:value-type="float" office:value="0.819672131147541">
            <text:p>0,82</text:p>
          </table:table-cell>
          <table:table-cell table:formula="of:=[.F94]+[.C95]" office:value-type="float" office:value="107">
            <text:p>107</text:p>
          </table:table-cell>
          <table:table-cell table:formula="of:=[.F95]/[.$C$111]" office:value-type="float" office:value="0.877049180327869">
            <text:p>0,88</text:p>
          </table:table-cell>
          <table:table-cell table:formula="of:=[.G95]*100" office:value-type="float" office:value="87.7049180327869">
            <text:p>87,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180">
            <text:p>1180</text:p>
          </table:table-cell>
          <table:table-cell table:formula="of:=COUNTIF([.$A$2:.$A$109];&quot;=&quot;&amp;[.B96])" office:value-type="float" office:value="1">
            <text:p>1</text:p>
          </table:table-cell>
          <table:table-cell table:formula="of:=[.C96]/[.$C$111]" office:value-type="float" office:value="0.00819672131147541">
            <text:p>0,01</text:p>
          </table:table-cell>
          <table:table-cell table:formula="of:=[.D96]*100" office:value-type="float" office:value="0.819672131147541">
            <text:p>0,82</text:p>
          </table:table-cell>
          <table:table-cell table:formula="of:=[.F95]+[.C96]" office:value-type="float" office:value="108">
            <text:p>108</text:p>
          </table:table-cell>
          <table:table-cell table:formula="of:=[.F96]/[.$C$111]" office:value-type="float" office:value="0.885245901639344">
            <text:p>0,89</text:p>
          </table:table-cell>
          <table:table-cell table:formula="of:=[.G96]*100" office:value-type="float" office:value="88.5245901639344">
            <text:p>88,5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186">
            <text:p>1186</text:p>
          </table:table-cell>
          <table:table-cell table:formula="of:=COUNTIF([.$A$2:.$A$109];&quot;=&quot;&amp;[.B97])" office:value-type="float" office:value="1">
            <text:p>1</text:p>
          </table:table-cell>
          <table:table-cell table:formula="of:=[.C97]/[.$C$111]" office:value-type="float" office:value="0.00819672131147541">
            <text:p>0,01</text:p>
          </table:table-cell>
          <table:table-cell table:formula="of:=[.D97]*100" office:value-type="float" office:value="0.819672131147541">
            <text:p>0,82</text:p>
          </table:table-cell>
          <table:table-cell table:formula="of:=[.F96]+[.C97]" office:value-type="float" office:value="109">
            <text:p>109</text:p>
          </table:table-cell>
          <table:table-cell table:formula="of:=[.F97]/[.$C$111]" office:value-type="float" office:value="0.89344262295082">
            <text:p>0,89</text:p>
          </table:table-cell>
          <table:table-cell table:formula="of:=[.G97]*100" office:value-type="float" office:value="89.344262295082">
            <text:p>89,3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198">
            <text:p>1198</text:p>
          </table:table-cell>
          <table:table-cell table:formula="of:=COUNTIF([.$A$2:.$A$109];&quot;=&quot;&amp;[.B98])" office:value-type="float" office:value="1">
            <text:p>1</text:p>
          </table:table-cell>
          <table:table-cell table:formula="of:=[.C98]/[.$C$111]" office:value-type="float" office:value="0.00819672131147541">
            <text:p>0,01</text:p>
          </table:table-cell>
          <table:table-cell table:formula="of:=[.D98]*100" office:value-type="float" office:value="0.819672131147541">
            <text:p>0,82</text:p>
          </table:table-cell>
          <table:table-cell table:formula="of:=[.F97]+[.C98]" office:value-type="float" office:value="110">
            <text:p>110</text:p>
          </table:table-cell>
          <table:table-cell table:formula="of:=[.F98]/[.$C$111]" office:value-type="float" office:value="0.901639344262295">
            <text:p>0,9</text:p>
          </table:table-cell>
          <table:table-cell table:formula="of:=[.G98]*100" office:value-type="float" office:value="90.1639344262295">
            <text:p>90,1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204">
            <text:p>1204</text:p>
          </table:table-cell>
          <table:table-cell table:formula="of:=COUNTIF([.$A$2:.$A$109];&quot;=&quot;&amp;[.B99])" office:value-type="float" office:value="1">
            <text:p>1</text:p>
          </table:table-cell>
          <table:table-cell table:formula="of:=[.C99]/[.$C$111]" office:value-type="float" office:value="0.00819672131147541">
            <text:p>0,01</text:p>
          </table:table-cell>
          <table:table-cell table:formula="of:=[.D99]*100" office:value-type="float" office:value="0.819672131147541">
            <text:p>0,82</text:p>
          </table:table-cell>
          <table:table-cell table:formula="of:=[.F98]+[.C99]" office:value-type="float" office:value="111">
            <text:p>111</text:p>
          </table:table-cell>
          <table:table-cell table:formula="of:=[.F99]/[.$C$111]" office:value-type="float" office:value="0.90983606557377">
            <text:p>0,91</text:p>
          </table:table-cell>
          <table:table-cell table:formula="of:=[.G99]*100" office:value-type="float" office:value="90.983606557377">
            <text:p>90,9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271">
            <text:p>1271</text:p>
          </table:table-cell>
          <table:table-cell table:formula="of:=COUNTIF([.$A$2:.$A$109];&quot;=&quot;&amp;[.B100])" office:value-type="float" office:value="1">
            <text:p>1</text:p>
          </table:table-cell>
          <table:table-cell table:formula="of:=[.C100]/[.$C$111]" office:value-type="float" office:value="0.00819672131147541">
            <text:p>0,01</text:p>
          </table:table-cell>
          <table:table-cell table:formula="of:=[.D100]*100" office:value-type="float" office:value="0.819672131147541">
            <text:p>0,82</text:p>
          </table:table-cell>
          <table:table-cell table:formula="of:=[.F99]+[.C100]" office:value-type="float" office:value="112">
            <text:p>112</text:p>
          </table:table-cell>
          <table:table-cell table:formula="of:=[.F100]/[.$C$111]" office:value-type="float" office:value="0.918032786885246">
            <text:p>0,92</text:p>
          </table:table-cell>
          <table:table-cell table:formula="of:=[.G100]*100" office:value-type="float" office:value="91.8032786885246">
            <text:p>91,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308">
            <text:p>1308</text:p>
          </table:table-cell>
          <table:table-cell table:formula="of:=COUNTIF([.$A$2:.$A$109];&quot;=&quot;&amp;[.B101])" office:value-type="float" office:value="1">
            <text:p>1</text:p>
          </table:table-cell>
          <table:table-cell table:formula="of:=[.C101]/[.$C$111]" office:value-type="float" office:value="0.00819672131147541">
            <text:p>0,01</text:p>
          </table:table-cell>
          <table:table-cell table:formula="of:=[.D101]*100" office:value-type="float" office:value="0.819672131147541">
            <text:p>0,82</text:p>
          </table:table-cell>
          <table:table-cell table:formula="of:=[.F100]+[.C101]" office:value-type="float" office:value="113">
            <text:p>113</text:p>
          </table:table-cell>
          <table:table-cell table:formula="of:=[.F101]/[.$C$111]" office:value-type="float" office:value="0.926229508196721">
            <text:p>0,93</text:p>
          </table:table-cell>
          <table:table-cell table:formula="of:=[.G101]*100" office:value-type="float" office:value="92.6229508196721">
            <text:p>92,6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335">
            <text:p>1335</text:p>
          </table:table-cell>
          <table:table-cell table:formula="of:=COUNTIF([.$A$2:.$A$109];&quot;=&quot;&amp;[.B102])" office:value-type="float" office:value="1">
            <text:p>1</text:p>
          </table:table-cell>
          <table:table-cell table:formula="of:=[.C102]/[.$C$111]" office:value-type="float" office:value="0.00819672131147541">
            <text:p>0,01</text:p>
          </table:table-cell>
          <table:table-cell table:formula="of:=[.D102]*100" office:value-type="float" office:value="0.819672131147541">
            <text:p>0,82</text:p>
          </table:table-cell>
          <table:table-cell table:formula="of:=[.F101]+[.C102]" office:value-type="float" office:value="114">
            <text:p>114</text:p>
          </table:table-cell>
          <table:table-cell table:formula="of:=[.F102]/[.$C$111]" office:value-type="float" office:value="0.934426229508197">
            <text:p>0,93</text:p>
          </table:table-cell>
          <table:table-cell table:formula="of:=[.G102]*100" office:value-type="float" office:value="93.4426229508197">
            <text:p>93,44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340">
            <text:p>1340</text:p>
          </table:table-cell>
          <table:table-cell table:formula="of:=COUNTIF([.$A$2:.$A$109];&quot;=&quot;&amp;[.B103])" office:value-type="float" office:value="1">
            <text:p>1</text:p>
          </table:table-cell>
          <table:table-cell table:formula="of:=[.C103]/[.$C$111]" office:value-type="float" office:value="0.00819672131147541">
            <text:p>0,01</text:p>
          </table:table-cell>
          <table:table-cell table:formula="of:=[.D103]*100" office:value-type="float" office:value="0.819672131147541">
            <text:p>0,82</text:p>
          </table:table-cell>
          <table:table-cell table:formula="of:=[.F102]+[.C103]" office:value-type="float" office:value="115">
            <text:p>115</text:p>
          </table:table-cell>
          <table:table-cell table:formula="of:=[.F103]/[.$C$111]" office:value-type="float" office:value="0.942622950819672">
            <text:p>0,94</text:p>
          </table:table-cell>
          <table:table-cell table:formula="of:=[.G103]*100" office:value-type="float" office:value="94.2622950819672">
            <text:p>94,2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359">
            <text:p>1359</text:p>
          </table:table-cell>
          <table:table-cell table:formula="of:=COUNTIF([.$A$2:.$A$109];&quot;=&quot;&amp;[.B104])" office:value-type="float" office:value="1">
            <text:p>1</text:p>
          </table:table-cell>
          <table:table-cell table:formula="of:=[.C104]/[.$C$111]" office:value-type="float" office:value="0.00819672131147541">
            <text:p>0,01</text:p>
          </table:table-cell>
          <table:table-cell table:formula="of:=[.D104]*100" office:value-type="float" office:value="0.819672131147541">
            <text:p>0,82</text:p>
          </table:table-cell>
          <table:table-cell table:formula="of:=[.F103]+[.C104]" office:value-type="float" office:value="116">
            <text:p>116</text:p>
          </table:table-cell>
          <table:table-cell table:formula="of:=[.F104]/[.$C$111]" office:value-type="float" office:value="0.950819672131147">
            <text:p>0,95</text:p>
          </table:table-cell>
          <table:table-cell table:formula="of:=[.G104]*100" office:value-type="float" office:value="95.0819672131147">
            <text:p>95,08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373">
            <text:p>1373</text:p>
          </table:table-cell>
          <table:table-cell table:formula="of:=COUNTIF([.$A$2:.$A$109];&quot;=&quot;&amp;[.B105])" office:value-type="float" office:value="1">
            <text:p>1</text:p>
          </table:table-cell>
          <table:table-cell table:formula="of:=[.C105]/[.$C$111]" office:value-type="float" office:value="0.00819672131147541">
            <text:p>0,01</text:p>
          </table:table-cell>
          <table:table-cell table:formula="of:=[.D105]*100" office:value-type="float" office:value="0.819672131147541">
            <text:p>0,82</text:p>
          </table:table-cell>
          <table:table-cell table:formula="of:=[.F104]+[.C105]" office:value-type="float" office:value="117">
            <text:p>117</text:p>
          </table:table-cell>
          <table:table-cell table:formula="of:=[.F105]/[.$C$111]" office:value-type="float" office:value="0.959016393442623">
            <text:p>0,96</text:p>
          </table:table-cell>
          <table:table-cell table:formula="of:=[.G105]*100" office:value-type="float" office:value="95.9016393442623">
            <text:p>95,9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463">
            <text:p>1463</text:p>
          </table:table-cell>
          <table:table-cell table:formula="of:=COUNTIF([.$A$2:.$A$109];&quot;=&quot;&amp;[.B106])" office:value-type="float" office:value="1">
            <text:p>1</text:p>
          </table:table-cell>
          <table:table-cell table:formula="of:=[.C106]/[.$C$111]" office:value-type="float" office:value="0.00819672131147541">
            <text:p>0,01</text:p>
          </table:table-cell>
          <table:table-cell table:formula="of:=[.D106]*100" office:value-type="float" office:value="0.819672131147541">
            <text:p>0,82</text:p>
          </table:table-cell>
          <table:table-cell table:formula="of:=[.F105]+[.C106]" office:value-type="float" office:value="118">
            <text:p>118</text:p>
          </table:table-cell>
          <table:table-cell table:formula="of:=[.F106]/[.$C$111]" office:value-type="float" office:value="0.967213114754098">
            <text:p>0,97</text:p>
          </table:table-cell>
          <table:table-cell table:formula="of:=[.G106]*100" office:value-type="float" office:value="96.7213114754098">
            <text:p>96,72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465">
            <text:p>1465</text:p>
          </table:table-cell>
          <table:table-cell table:formula="of:=COUNTIF([.$A$2:.$A$109];&quot;=&quot;&amp;[.B107])" office:value-type="float" office:value="1">
            <text:p>1</text:p>
          </table:table-cell>
          <table:table-cell table:formula="of:=[.C107]/[.$C$111]" office:value-type="float" office:value="0.00819672131147541">
            <text:p>0,01</text:p>
          </table:table-cell>
          <table:table-cell table:formula="of:=[.D107]*100" office:value-type="float" office:value="0.819672131147541">
            <text:p>0,82</text:p>
          </table:table-cell>
          <table:table-cell table:formula="of:=[.F106]+[.C107]" office:value-type="float" office:value="119">
            <text:p>119</text:p>
          </table:table-cell>
          <table:table-cell table:formula="of:=[.F107]/[.$C$111]" office:value-type="float" office:value="0.975409836065574">
            <text:p>0,98</text:p>
          </table:table-cell>
          <table:table-cell table:formula="of:=[.G107]*100" office:value-type="float" office:value="97.5409836065574">
            <text:p>97,5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625">
            <text:p>1625</text:p>
          </table:table-cell>
          <table:table-cell table:formula="of:=COUNTIF([.$A$2:.$A$109];&quot;=&quot;&amp;[.B108])" office:value-type="float" office:value="1">
            <text:p>1</text:p>
          </table:table-cell>
          <table:table-cell table:formula="of:=[.C108]/[.$C$111]" office:value-type="float" office:value="0.00819672131147541">
            <text:p>0,01</text:p>
          </table:table-cell>
          <table:table-cell table:formula="of:=[.D108]*100" office:value-type="float" office:value="0.819672131147541">
            <text:p>0,82</text:p>
          </table:table-cell>
          <table:table-cell table:formula="of:=[.F107]+[.C108]" office:value-type="float" office:value="120">
            <text:p>120</text:p>
          </table:table-cell>
          <table:table-cell table:formula="of:=[.F108]/[.$C$111]" office:value-type="float" office:value="0.983606557377049">
            <text:p>0,98</text:p>
          </table:table-cell>
          <table:table-cell table:formula="of:=[.G108]*100" office:value-type="float" office:value="98.3606557377049">
            <text:p>98,3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667">
            <text:p>1667</text:p>
          </table:table-cell>
          <table:table-cell table:formula="of:=COUNTIF([.$A$2:.$A$109];&quot;=&quot;&amp;[.B109])" office:value-type="float" office:value="1">
            <text:p>1</text:p>
          </table:table-cell>
          <table:table-cell table:formula="of:=[.C109]/[.$C$111]" office:value-type="float" office:value="0.00819672131147541">
            <text:p>0,01</text:p>
          </table:table-cell>
          <table:table-cell table:formula="of:=[.D109]*100" office:value-type="float" office:value="0.819672131147541">
            <text:p>0,82</text:p>
          </table:table-cell>
          <table:table-cell table:formula="of:=[.F108]+[.C109]" office:value-type="float" office:value="121">
            <text:p>121</text:p>
          </table:table-cell>
          <table:table-cell table:formula="of:=[.F109]/[.$C$111]" office:value-type="float" office:value="0.991803278688525">
            <text:p>0,99</text:p>
          </table:table-cell>
          <table:table-cell table:formula="of:=[.G109]*100" office:value-type="float" office:value="99.1803278688525">
            <text:p>99,18</text:p>
          </table:table-cell>
        </table:table-row>
        <table:table-row table:style-name="ro1">
          <table:table-cell table:style-name="Default"/>
          <table:table-cell office:value-type="float" office:value="1698">
            <text:p>1698</text:p>
          </table:table-cell>
          <table:table-cell table:formula="of:=COUNTIF([.$A$2:.$A$109];&quot;=&quot;&amp;[.B110])" office:value-type="float" office:value="1">
            <text:p>1</text:p>
          </table:table-cell>
          <table:table-cell table:formula="of:=[.C110]/[.$C$111]" office:value-type="float" office:value="0.00819672131147541">
            <text:p>0,01</text:p>
          </table:table-cell>
          <table:table-cell table:formula="of:=[.D110]*100" office:value-type="float" office:value="0.819672131147541">
            <text:p>0,82</text:p>
          </table:table-cell>
          <table:table-cell table:formula="of:=[.F109]+[.C110]" office:value-type="float" office:value="122">
            <text:p>122</text:p>
          </table:table-cell>
          <table:table-cell table:formula="of:=[.F110]/[.$C$111]" office:value-type="float" office:value="1">
            <text:p>1</text:p>
          </table:table-cell>
          <table:table-cell table:formula="of:=[.G110]*100" office:value-type="float" office:value="100">
            <text:p>100</text:p>
          </table:table-cell>
        </table:table-row>
        <table:table-row table:style-name="ro1">
          <table:table-cell table:style-name="Default" table:number-columns-repeated="2"/>
          <table:table-cell table:formula="of:=SUM([.C3:.C110])" office:value-type="float" office:value="122">
            <text:p>122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office:value-type="string">
            <text:p>Mediana</text:p>
          </table:table-cell>
          <table:table-cell table:style-name="Default" table:formula="of:=MEDIAN([.B3:.B110])" office:value-type="float" office:value="757">
            <text:p>757</text:p>
          </table:table-cell>
          <table:table-cell table:number-columns-repeated="6"/>
        </table:table-row>
        <table:table-row table:style-name="ro1">
          <table:table-cell table:style-name="ce3" office:value-type="string">
            <text:p>Media</text:p>
          </table:table-cell>
          <table:table-cell table:style-name="Default" table:formula="of:=AVERAGE([.B3:.B110])" office:value-type="float" office:value="776.851851851852">
            <text:p>776,8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1er cuartil</text:p>
          </table:table-cell>
          <table:table-cell table:style-name="Default" table:formula="of:=QUARTILE([.B3:.B110];1)" office:value-type="float" office:value="538.75">
            <text:p>538,7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3er cuartil</text:p>
          </table:table-cell>
          <table:table-cell table:style-name="Default" table:formula="of:=QUARTILE([.B3:.B110];3)" office:value-type="float" office:value="990.25">
            <text:p>990,25</text:p>
          </table:table-cell>
          <table:table-cell table:number-columns-repeated="6"/>
        </table:table-row>
        <table:table-row table:style-name="ro1">
          <table:table-cell table:style-name="ce3"/>
          <table:table-cell table:style-name="Default"/>
          <table:table-cell table:number-columns-repeated="6"/>
        </table:table-row>
        <table:table-row table:style-name="ro2">
          <table:table-cell table:style-name="ce3" office:value-type="string">
            <text:p>RANG (máx - mín)</text:p>
          </table:table-cell>
          <table:table-cell table:style-name="Default" table:formula="of:=[.B110]-[.B3]" office:value-type="float" office:value="1500">
            <text:p>150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RANG INTERCUARTÍLICO(Q3-Q1)</text:p>
          </table:table-cell>
          <table:table-cell table:style-name="Default" table:formula="of:=[.B118]-[.B117]" office:value-type="float" office:value="451.5">
            <text:p>451,5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3" office:value-type="string">
            <text:p>DIAGRAMA DE CAJA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4" office:value-type="string">
            <text:p>Mediana</text:p>
          </table:table-cell>
          <table:table-cell table:style-name="Default" table:formula="of:=[.B115]" office:value-type="float" office:value="757">
            <text:p>757</text:p>
          </table:table-cell>
          <table:table-cell table:number-columns-repeated="6"/>
        </table:table-row>
        <table:table-row table:style-name="ro2">
          <table:table-cell table:style-name="ce4" office:value-type="string">
            <text:p>1er cuartil</text:p>
          </table:table-cell>
          <table:table-cell table:style-name="Default" office:value-type="float" office:value="538.75">
            <text:p>538,75</text:p>
          </table:table-cell>
          <table:table-cell table:number-columns-repeated="6"/>
        </table:table-row>
        <table:table-row table:style-name="ro2">
          <table:table-cell table:style-name="ce4" office:value-type="string">
            <text:p>3er cuartil</text:p>
          </table:table-cell>
          <table:table-cell table:style-name="Default" office:value-type="float" office:value="990.25">
            <text:p>990,2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RIQ</text:p>
          </table:table-cell>
          <table:table-cell table:style-name="Default" table:formula="of:=[.B121]" office:value-type="float" office:value="451.5">
            <text:p>451,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AS</text:p>
          </table:table-cell>
          <table:table-cell table:style-name="Default" table:formula="of:=[.B131]+(1.5*[.B132])" office:value-type="float" office:value="1667.5">
            <text:p>1667,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AI</text:p>
          </table:table-cell>
          <table:table-cell table:style-name="Default" table:formula="of:=[.B130]-(1.5*[.B132])" office:value-type="float" office:value="-138.5">
            <text:p>-138,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ES</text:p>
          </table:table-cell>
          <table:table-cell table:style-name="Default" table:formula="of:=[.B131]+(3*[.B132])" office:value-type="float" office:value="2344.75">
            <text:p>2344,75</text:p>
          </table:table-cell>
          <table:table-cell table:number-columns-repeated="6"/>
        </table:table-row>
        <table:table-row table:style-name="ro1">
          <table:table-cell table:style-name="ce4" office:value-type="string">
            <text:p>LEI</text:p>
          </table:table-cell>
          <table:table-cell table:style-name="Default" table:formula="of:=[.B130]-(3*[.B132])" office:value-type="float" office:value="-815.75">
            <text:p>-815,75</text:p>
          </table:table-cell>
          <table:table-cell table:number-columns-repeated="6"/>
        </table:table-row>
      </table:table>
      <table:table table:name="Apartado b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3" office:value-type="string">
            <text:p><text:span text:style-name="T1">[Tm</text:span> Habitatges </text:p>
          </table:table-cell>
          <table:table-cell table:style-name="ce3" office:value-type="string">
            <text:p><text:span text:style-name="T1">TM</text:span> Iniciats )</text:p>
          </table:table-cell>
          <table:table-cell table:style-name="ce3" office:value-type="string">
            <text:p>Marca de clase</text:p>
          </table:table-cell>
          <table:table-cell table:style-name="ce3" office:value-type="string">
            <text:p>Frec. Absoluta</text:p>
          </table:table-cell>
          <table:table-cell table:style-name="ce3" office:value-type="string">
            <text:p>Frec.relativa</text:p>
          </table:table-cell>
          <table:table-cell table:style-name="ce3" office:value-type="string">
            <text:p>Porcentaje</text:p>
          </table:table-cell>
          <table:table-cell table:style-name="ce3" office:value-type="string">
            <text:p>Frec. Absoluta acumulada</text:p>
          </table:table-cell>
          <table:table-cell table:style-name="ce3" office:value-type="string">
            <text:p>Frec. Relativa acumulada</text:p>
          </table:table-cell>
          <table:table-cell table:style-name="ce3" office:value-type="string">
            <text:p>Porcentaje acumulado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48">
            <text:p>348</text:p>
          </table:table-cell>
          <table:table-cell table:formula="of:=SUM([.A2:.B2])/2" office:value-type="float" office:value="273">
            <text:p>273</text:p>
          </table:table-cell>
          <table:table-cell table:formula="of:=SUM(['Apartado a'.C3:.C19])" office:value-type="float" office:value="17">
            <text:p>17</text:p>
          </table:table-cell>
          <table:table-cell table:formula="of:=[.D2]/[.D12]" office:value-type="float" office:value="0.134920634920635">
            <text:p>0,13</text:p>
          </table:table-cell>
          <table:table-cell table:formula="of:=[.E2]*100" office:value-type="float" office:value="13.4920634920635">
            <text:p>13,49</text:p>
          </table:table-cell>
          <table:table-cell table:formula="of:=[.D2]" office:value-type="float" office:value="17">
            <text:p>17</text:p>
          </table:table-cell>
          <table:table-cell table:formula="of:=[.G2]/[.$D$12]" office:value-type="float" office:value="0.134920634920635">
            <text:p>0,13</text:p>
          </table:table-cell>
          <table:table-cell table:formula="of:=[.H2]*100" office:value-type="float" office:value="13.4920634920635">
            <text:p>13,49</text:p>
          </table:table-cell>
          <table:table-cell table:formula="of:=([.C2]-[.$B$16])^2" office:value-type="float" office:value="248810.941043084">
            <text:p>248810,9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98">
            <text:p>498</text:p>
          </table:table-cell>
          <table:table-cell table:formula="of:=SUM([.A3:.B3])/2" office:value-type="float" office:value="423">
            <text:p>423</text:p>
          </table:table-cell>
          <table:table-cell table:formula="of:=SUM(['Apartado a'.C20:.C24])" office:value-type="float" office:value="5">
            <text:p>5</text:p>
          </table:table-cell>
          <table:table-cell table:formula="of:=[.D3]/[.D12]" office:value-type="float" office:value="0.0396825396825397">
            <text:p>0,04</text:p>
          </table:table-cell>
          <table:table-cell table:formula="of:=[.E3]*100" office:value-type="float" office:value="3.96825396825397">
            <text:p>3,97</text:p>
          </table:table-cell>
          <table:table-cell table:formula="of:=[.G2]+[.D3]" office:value-type="float" office:value="22">
            <text:p>22</text:p>
          </table:table-cell>
          <table:table-cell table:formula="of:=[.G3]/[.$D$12]" office:value-type="float" office:value="0.174603174603175">
            <text:p>0,17</text:p>
          </table:table-cell>
          <table:table-cell table:formula="of:=[.H3]*100" office:value-type="float" office:value="17.4603174603175">
            <text:p>17,46</text:p>
          </table:table-cell>
          <table:table-cell table:formula="of:=([.C3]-[.$B$16])^2" office:value-type="float" office:value="121668.083900227">
            <text:p>121668,0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648">
            <text:p>648</text:p>
          </table:table-cell>
          <table:table-cell table:formula="of:=SUM([.A4:.B4])/2" office:value-type="float" office:value="573">
            <text:p>573</text:p>
          </table:table-cell>
          <table:table-cell table:formula="of:=SUM(['Apartado a'.C21:.C42])" office:value-type="float" office:value="28">
            <text:p>28</text:p>
          </table:table-cell>
          <table:table-cell table:formula="of:=[.D4]/[.D12]" office:value-type="float" office:value="0.222222222222222">
            <text:p>0,22</text:p>
          </table:table-cell>
          <table:table-cell table:formula="of:=[.E4]*100" office:value-type="float" office:value="22.2222222222222">
            <text:p>22,22</text:p>
          </table:table-cell>
          <table:table-cell table:formula="of:=[.G3]+[.D4]" office:value-type="float" office:value="50">
            <text:p>50</text:p>
          </table:table-cell>
          <table:table-cell table:formula="of:=[.G4]/[.$D$12]" office:value-type="float" office:value="0.396825396825397">
            <text:p>0,4</text:p>
          </table:table-cell>
          <table:table-cell table:formula="of:=[.H4]*100" office:value-type="float" office:value="39.6825396825397">
            <text:p>39,68</text:p>
          </table:table-cell>
          <table:table-cell table:formula="of:=([.C4]-[.$B$16])^2" office:value-type="float" office:value="39525.2267573696">
            <text:p>39525,23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798">
            <text:p>798</text:p>
          </table:table-cell>
          <table:table-cell table:formula="of:=SUM([.A5:.B5])/2" office:value-type="float" office:value="723">
            <text:p>723</text:p>
          </table:table-cell>
          <table:table-cell table:formula="of:=SUM(['Apartado a'.C43:.C61])" office:value-type="float" office:value="19">
            <text:p>19</text:p>
          </table:table-cell>
          <table:table-cell table:formula="of:=[.D5]/[.D12]" office:value-type="float" office:value="0.150793650793651">
            <text:p>0,15</text:p>
          </table:table-cell>
          <table:table-cell table:formula="of:=[.E5]*100" office:value-type="float" office:value="15.0793650793651">
            <text:p>15,08</text:p>
          </table:table-cell>
          <table:table-cell table:formula="of:=[.G4]+[.D5]" office:value-type="float" office:value="69">
            <text:p>69</text:p>
          </table:table-cell>
          <table:table-cell table:formula="of:=[.G5]/[.$D$12]" office:value-type="float" office:value="0.547619047619048">
            <text:p>0,55</text:p>
          </table:table-cell>
          <table:table-cell table:formula="of:=[.H5]*100" office:value-type="float" office:value="54.7619047619048">
            <text:p>54,76</text:p>
          </table:table-cell>
          <table:table-cell table:formula="of:=([.C5]-[.$B$16])^2" office:value-type="float" office:value="2382.36961451248">
            <text:p>2382,37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948">
            <text:p>948</text:p>
          </table:table-cell>
          <table:table-cell table:formula="of:=SUM([.A6:.B6])/2" office:value-type="float" office:value="873">
            <text:p>873</text:p>
          </table:table-cell>
          <table:table-cell table:formula="of:=SUM(['Apartado a'.C62:.C78])" office:value-type="float" office:value="23">
            <text:p>23</text:p>
          </table:table-cell>
          <table:table-cell table:formula="of:=[.D6]/[.D12]" office:value-type="float" office:value="0.182539682539683">
            <text:p>0,18</text:p>
          </table:table-cell>
          <table:table-cell table:formula="of:=[.E6]*100" office:value-type="float" office:value="18.2539682539683">
            <text:p>18,25</text:p>
          </table:table-cell>
          <table:table-cell table:formula="of:=[.G5]+[.D6]" office:value-type="float" office:value="92">
            <text:p>92</text:p>
          </table:table-cell>
          <table:table-cell table:formula="of:=[.G6]/[.$D$12]" office:value-type="float" office:value="0.73015873015873">
            <text:p>0,73</text:p>
          </table:table-cell>
          <table:table-cell table:formula="of:=[.H6]*100" office:value-type="float" office:value="73.015873015873">
            <text:p>73,02</text:p>
          </table:table-cell>
          <table:table-cell table:formula="of:=([.C6]-[.$B$16])^2" office:value-type="float" office:value="10239.5124716553">
            <text:p>10239,51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098">
            <text:p>1098</text:p>
          </table:table-cell>
          <table:table-cell table:formula="of:=SUM([.A7:.B7])/2" office:value-type="float" office:value="1023">
            <text:p>1023</text:p>
          </table:table-cell>
          <table:table-cell table:formula="of:=SUM(['Apartado a'.C79:.C90])" office:value-type="float" office:value="14">
            <text:p>14</text:p>
          </table:table-cell>
          <table:table-cell table:formula="of:=[.D7]/[.D12]" office:value-type="float" office:value="0.111111111111111">
            <text:p>0,11</text:p>
          </table:table-cell>
          <table:table-cell table:formula="of:=[.E7]*100" office:value-type="float" office:value="11.1111111111111">
            <text:p>11,11</text:p>
          </table:table-cell>
          <table:table-cell table:formula="of:=[.G6]+[.D7]" office:value-type="float" office:value="106">
            <text:p>106</text:p>
          </table:table-cell>
          <table:table-cell table:formula="of:=[.G7]/[.$D$12]" office:value-type="float" office:value="0.841269841269841">
            <text:p>0,84</text:p>
          </table:table-cell>
          <table:table-cell table:formula="of:=[.H7]*100" office:value-type="float" office:value="84.1269841269841">
            <text:p>84,13</text:p>
          </table:table-cell>
          <table:table-cell table:formula="of:=([.C7]-[.$B$16])^2" office:value-type="float" office:value="63096.6553287982">
            <text:p>63096,66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248">
            <text:p>1248</text:p>
          </table:table-cell>
          <table:table-cell table:formula="of:=SUM([.A8:.B8])/2" office:value-type="float" office:value="1173">
            <text:p>1173</text:p>
          </table:table-cell>
          <table:table-cell table:formula="of:=SUM(['Apartado a'.C91:.C99])" office:value-type="float" office:value="9">
            <text:p>9</text:p>
          </table:table-cell>
          <table:table-cell table:formula="of:=[.D8]/[.D12]" office:value-type="float" office:value="0.0714285714285714">
            <text:p>0,07</text:p>
          </table:table-cell>
          <table:table-cell table:formula="of:=[.E8]*100" office:value-type="float" office:value="7.14285714285714">
            <text:p>7,14</text:p>
          </table:table-cell>
          <table:table-cell table:formula="of:=[.G7]+[.D8]" office:value-type="float" office:value="115">
            <text:p>115</text:p>
          </table:table-cell>
          <table:table-cell table:formula="of:=[.G8]/[.$D$12]" office:value-type="float" office:value="0.912698412698413">
            <text:p>0,91</text:p>
          </table:table-cell>
          <table:table-cell table:formula="of:=[.H8]*100" office:value-type="float" office:value="91.2698412698413">
            <text:p>91,27</text:p>
          </table:table-cell>
          <table:table-cell table:formula="of:=([.C8]-[.$B$16])^2" office:value-type="float" office:value="160953.798185941">
            <text:p>160953,8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398">
            <text:p>1398</text:p>
          </table:table-cell>
          <table:table-cell table:formula="of:=SUM([.A9:.B9])/2" office:value-type="float" office:value="1323">
            <text:p>1323</text:p>
          </table:table-cell>
          <table:table-cell table:formula="of:=SUM(['Apartado a'.C100:.C105])" office:value-type="float" office:value="6">
            <text:p>6</text:p>
          </table:table-cell>
          <table:table-cell table:formula="of:=[.D9]/[.D12]" office:value-type="float" office:value="0.0476190476190476">
            <text:p>0,05</text:p>
          </table:table-cell>
          <table:table-cell table:formula="of:=[.E9]*100" office:value-type="float" office:value="4.76190476190476">
            <text:p>4,76</text:p>
          </table:table-cell>
          <table:table-cell table:formula="of:=[.G8]+[.D9]" office:value-type="float" office:value="121">
            <text:p>121</text:p>
          </table:table-cell>
          <table:table-cell table:formula="of:=[.G9]/[.$D$12]" office:value-type="float" office:value="0.96031746031746">
            <text:p>0,96</text:p>
          </table:table-cell>
          <table:table-cell table:formula="of:=[.H9]*100" office:value-type="float" office:value="96.031746031746">
            <text:p>96,03</text:p>
          </table:table-cell>
          <table:table-cell table:formula="of:=([.C9]-[.$B$16])^2" office:value-type="float" office:value="303810.941043084">
            <text:p>303810,94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548">
            <text:p>1548</text:p>
          </table:table-cell>
          <table:table-cell table:formula="of:=SUM([.A10:.B10])/2" office:value-type="float" office:value="1473">
            <text:p>1473</text:p>
          </table:table-cell>
          <table:table-cell table:formula="of:=SUM(['Apartado a'.C106:.C107])" office:value-type="float" office:value="2">
            <text:p>2</text:p>
          </table:table-cell>
          <table:table-cell table:formula="of:=[.D10]/[.D12]" office:value-type="float" office:value="0.0158730158730159">
            <text:p>0,02</text:p>
          </table:table-cell>
          <table:table-cell table:formula="of:=[.E10]*100" office:value-type="float" office:value="1.58730158730159">
            <text:p>1,59</text:p>
          </table:table-cell>
          <table:table-cell table:formula="of:=[.G9]+[.D10]" office:value-type="float" office:value="123">
            <text:p>123</text:p>
          </table:table-cell>
          <table:table-cell table:formula="of:=[.G10]/[.$D$12]" office:value-type="float" office:value="0.976190476190476">
            <text:p>0,98</text:p>
          </table:table-cell>
          <table:table-cell table:formula="of:=[.H10]*100" office:value-type="float" office:value="97.6190476190476">
            <text:p>97,62</text:p>
          </table:table-cell>
          <table:table-cell table:formula="of:=([.C10]-[.$B$16])^2" office:value-type="float" office:value="491668.083900227">
            <text:p>491668,08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1698">
            <text:p>1698</text:p>
          </table:table-cell>
          <table:table-cell table:formula="of:=SUM([.A11:.B11])/2" office:value-type="float" office:value="1623">
            <text:p>1623</text:p>
          </table:table-cell>
          <table:table-cell table:formula="of:=SUM(['Apartado a'.C108:.C110])" office:value-type="float" office:value="3">
            <text:p>3</text:p>
          </table:table-cell>
          <table:table-cell table:formula="of:=[.D11]/[.D12]" office:value-type="float" office:value="0.0238095238095238">
            <text:p>0,02</text:p>
          </table:table-cell>
          <table:table-cell table:formula="of:=[.E11]*100" office:value-type="float" office:value="2.38095238095238">
            <text:p>2,38</text:p>
          </table:table-cell>
          <table:table-cell table:formula="of:=[.G10]+[.D11]" office:value-type="float" office:value="126">
            <text:p>126</text:p>
          </table:table-cell>
          <table:table-cell table:formula="of:=[.G11]/[.$D$12]" office:value-type="float" office:value="1">
            <text:p>1</text:p>
          </table:table-cell>
          <table:table-cell table:formula="of:=[.H11]*100" office:value-type="float" office:value="100">
            <text:p>100</text:p>
          </table:table-cell>
          <table:table-cell table:formula="of:=([.C11]-[.$B$16])^2" office:value-type="float" office:value="724525.22675737">
            <text:p>724525,23</text:p>
          </table:table-cell>
        </table:table-row>
        <table:table-row table:style-name="ro1">
          <table:table-cell table:number-columns-repeated="3"/>
          <table:table-cell table:formula="of:=SUM([.D2:.D11])" office:value-type="float" office:value="126">
            <text:p>12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>
            <text:p>Moda</text:p>
          </table:table-cell>
          <table:table-cell table:formula="of:=[.C4]" office:value-type="float" office:value="573">
            <text:p>573</text:p>
          </table:table-cell>
          <table:table-cell/>
          <table:table-cell table:style-name="ce3" office:value-type="string">
            <text:p>Ratio de variación</text:p>
          </table:table-cell>
          <table:table-cell table:formula="of:=1-([.D4]/[.D12])" office:value-type="float" office:value="0.777777777777778">
            <text:p>0,7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itjana</text:p>
          </table:table-cell>
          <table:table-cell table:formula="of:=SUMPRODUCT([.C2:.C11];[.D2:.D11])/SUM([.D2:.D11])" office:value-type="float" office:value="771.809523809524">
            <text:p>771,81</text:p>
          </table:table-cell>
          <table:table-cell/>
          <table:table-cell table:style-name="ce3" office:value-type="string">
            <text:p>Rango intercuartílico</text:p>
          </table:table-cell>
          <table:table-cell table:formula="of:=[.B19]-[.B18]" office:value-type="float" office:value="44.4444444444444">
            <text:p>44,4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ediana</text:p>
          </table:table-cell>
          <table:table-cell table:formula="of:=[.I5]" office:value-type="float" office:value="54.7619047619048">
            <text:p>54,76</text:p>
          </table:table-cell>
          <table:table-cell/>
          <table:table-cell table:style-name="ce3" office:value-type="string">
            <text:p>Variancia</text:p>
          </table:table-cell>
          <table:table-cell table:formula="of:=SUMPRODUCT([.C2:.C11];[.J2:.J11])/SUM([.C2:.C11])" office:value-type="float" office:value="285666.727661529">
            <text:p>285666,7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Q1</text:p>
          </table:table-cell>
          <table:table-cell table:formula="of:=[.I4]" office:value-type="float" office:value="39.6825396825397">
            <text:p>39,68</text:p>
          </table:table-cell>
          <table:table-cell/>
          <table:table-cell table:style-name="ce3" office:value-type="string">
            <text:p>Desviación típica</text:p>
          </table:table-cell>
          <table:table-cell table:formula="of:=SQRT([.E17])" office:value-type="float" office:value="534.477995488616">
            <text:p>534,4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Q3</text:p>
          </table:table-cell>
          <table:table-cell table:formula="of:=[.I7]" office:value-type="float" office:value="84.1269841269841">
            <text:p>84,13</text:p>
          </table:table-cell>
          <table:table-cell table:number-columns-repeated="8"/>
        </table:table-row>
        <table:table-row table:style-name="ro1">
          <table:table-cell table:style-name="ce3" office:value-type="string">
            <text:p>P90</text:p>
          </table:table-cell>
          <table:table-cell table:formula="of:=[.I8]" office:value-type="float" office:value="91.2698412698413">
            <text:p>91,27</text:p>
          </table:table-cell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'Apartado b'.J40" table:end-x="2.181cm" table:end-y="0.273cm" draw:z-index="0" draw:style-name="gr1" svg:width="23.33cm" svg:height="8.74cm" svg:x="0.183cm" svg:y="0.114cm">
              <draw:object draw:notify-on-update-of-ranges="'Apartado b'.A25:'Apartado b'.A34 'Apartado b'.B25:'Apartado b'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tervalos</text:p>
          </table:table-cell>
          <table:table-cell office:value-type="string">
            <text:p>Frec. Absoluta</text:p>
          </table:table-cell>
          <table:table-cell table:number-columns-repeated="8"/>
        </table:table-row>
        <table:table-row table:style-name="ro1">
          <table:table-cell office:value-type="string">
            <text:p>198-348</text:p>
          </table:table-cell>
          <table:table-cell table:formula="of:=[.D2]"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348-498</text:p>
          </table:table-cell>
          <table:table-cell table:formula="of:=[.D3]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498-648</text:p>
          </table:table-cell>
          <table:table-cell table:formula="of:=[.D4]"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648-798</text:p>
          </table:table-cell>
          <table:table-cell table:formula="of:=[.D5]"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798-948</text:p>
          </table:table-cell>
          <table:table-cell table:formula="of:=[.D6]" office:value-type="float" office:value="23">
            <text:p>23</text:p>
          </table:table-cell>
          <table:table-cell/>
          <table:table-cell table:style-name="ce3" office:value-type="string">
            <text:p>DIAGRAMA DE BARRAS</text:p>
          </table:table-cell>
          <table:table-cell table:number-columns-repeated="6"/>
        </table:table-row>
        <table:table-row table:style-name="ro1">
          <table:table-cell office:value-type="string">
            <text:p>948-1098</text:p>
          </table:table-cell>
          <table:table-cell table:formula="of:=[.D7]"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1098-1248</text:p>
          </table:table-cell>
          <table:table-cell table:formula="of:=[.D8]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1248-1398</text:p>
          </table:table-cell>
          <table:table-cell table:formula="of:=[.D9]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1398-1548</text:p>
          </table:table-cell>
          <table:table-cell table:formula="of:=[.D10]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1548-1698</text:p>
          </table:table-cell>
          <table:table-cell table:formula="of:=[.D11]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rcentaje acumulado</text:p>
          </table:table-cell>
          <table:table-cell table:number-columns-repeated="9"/>
        </table:table-row>
        <table:table-row table:style-name="ro1">
          <table:table-cell table:formula="of:=[.I2]" office:value-type="float" office:value="13.4920634920635">
            <text:p>13,49</text:p>
          </table:table-cell>
          <table:table-cell table:number-columns-repeated="9"/>
        </table:table-row>
        <table:table-row table:style-name="ro1">
          <table:table-cell table:formula="of:=[.I3]" office:value-type="float" office:value="17.4603174603175">
            <text:p>17,46</text:p>
          </table:table-cell>
          <table:table-cell table:number-columns-repeated="9"/>
        </table:table-row>
        <table:table-row table:style-name="ro1">
          <table:table-cell table:formula="of:=[.I4]" office:value-type="float" office:value="39.6825396825397">
            <text:p>39,68</text:p>
          </table:table-cell>
          <table:table-cell table:number-columns-repeated="9"/>
        </table:table-row>
        <table:table-row table:style-name="ro1">
          <table:table-cell table:formula="of:=[.I5]" office:value-type="float" office:value="54.7619047619048">
            <text:p>54,76</text:p>
          </table:table-cell>
          <table:table-cell table:number-columns-repeated="9"/>
        </table:table-row>
        <table:table-row table:style-name="ro1">
          <table:table-cell table:formula="of:=[.I6]" office:value-type="float" office:value="73.015873015873">
            <text:p>73,02</text:p>
          </table:table-cell>
          <table:table-cell table:number-columns-repeated="9"/>
        </table:table-row>
        <table:table-row table:style-name="ro1">
          <table:table-cell table:formula="of:=[.I7]" office:value-type="float" office:value="84.1269841269841">
            <text:p>84,13</text:p>
          </table:table-cell>
          <table:table-cell table:number-columns-repeated="9"/>
        </table:table-row>
        <table:table-row table:style-name="ro1">
          <table:table-cell table:formula="of:=[.I8]" office:value-type="float" office:value="91.2698412698413">
            <text:p>91,27</text:p>
          </table:table-cell>
          <table:table-cell table:number-columns-repeated="9"/>
        </table:table-row>
        <table:table-row table:style-name="ro1">
          <table:table-cell table:formula="of:=[.I9]" office:value-type="float" office:value="96.031746031746">
            <text:p>96,03</text:p>
          </table:table-cell>
          <table:table-cell table:number-columns-repeated="5"/>
          <table:table-cell>
            <draw:frame table:end-cell-address="'Apartado b'.H58" table:end-x="2.837cm" table:end-y="0.157cm" draw:z-index="1" draw:style-name="gr1" svg:width="7.91cm" svg:height="6.923cm" svg:x="0.151cm" svg:y="0.009cm">
              <draw:object draw:notify-on-update-of-ranges="'Apartado b'.A24:'Apartado b'.A24 'Apartado b'.A25:'Apartado b'.A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[.I10]" office:value-type="float" office:value="97.6190476190476">
            <text:p>97,62</text:p>
          </table:table-cell>
          <table:table-cell table:number-columns-repeated="9"/>
        </table:table-row>
        <table:table-row table:style-name="ro1">
          <table:table-cell table:formula="of:=[.I11]" office:value-type="float" office:value="100">
            <text:p>100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>
            <text:p>DIAGRAMA DE TARTA</text:p>
          </table:table-cell>
          <table:table-cell table:number-columns-repeated="6"/>
        </table:table-row>
      </table:table>
      <table:database-ranges>
        <table:database-range table:target-range-address="'Apartado a'.B3:'Apartado a'.B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22:04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de Vera Encinas</meta:initial-creator>
    <meta:creation-date>2010-05-20T23:07:44.03</meta:creation-date>
    <dc:date>2010-05-30T22:04:25.95</dc:date>
    <dc:creator>Daniel de Vera Encinas</dc:creator>
    <meta:editing-duration>PT05H03M10S</meta:editing-duration>
    <meta:editing-cycles>23</meta:editing-cycles>
    <meta:generator>OpenOffice.org/3.2$Win32 OpenOffice.org_project/320m12$Build-9483</meta:generator>
    <meta:document-statistic meta:table-count="2" meta:cell-count="10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31cm" svg:height="8.76cm" xlink:href=".." chart:class="chart:bar" chart:style-name="ch1">
        <chart:legend chart:legend-position="end" svg:x="20.866cm" svg:y="4.072cm" chart:style-name="ch2"/>
        <chart:plot-area chart:style-name="ch3" table:cell-range-address="'Apartado b'.A25:'Apartado b'.B34" chart:data-source-has-labels="column" svg:x="1.765cm" svg:y="0.305cm" svg:width="16.084cm" svg:height="8.237cm">
          <chart:axis chart:dimension="x" chart:name="primary-x" chart:style-name="ch4">
            <chart:categories table:cell-range-address="'Apartado b'.A25:'Apartado b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partado b'.B25:'Apartado b'.B3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Apartado b'.A25:'Apartado b'.A34">198-348</text:p>
              </table:table-cell>
              <table:table-cell office:value-type="float" office:value="17">
                <text:p text:id="'Apartado b'.B25:'Apartado b'.B34">17</text:p>
              </table:table-cell>
            </table:table-row>
            <table:table-row>
              <table:table-cell office:value-type="string">
                <text:p>348-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-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8-7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8-9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8-10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8-1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8-1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8-1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-169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7.911cm" svg:height="6.923cm" xlink:href=".." chart:class="chart:circle" chart:style-name="ch1">
        <chart:legend chart:legend-position="end" svg:x="5.93cm" svg:y="1.018cm" chart:style-name="ch2"/>
        <chart:plot-area chart:style-name="ch3" table:cell-range-address="'Apartado b'.A24:'Apartado b'.A45" chart:data-source-has-labels="row" svg:x="0.158cm" svg:y="0.138cm" svg:width="5.615cm" svg:height="6.50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partado b'.A25:'Apartado b'.A45" chart:label-cell-address="'Apartado b'.A24:'Apartado b'.A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partado b'.A24:'Apartado b'.A24">Interval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Apartado b'.A25:'Apartado b'.A4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4920634920635">
                <text:p>13.4920634920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4603174603175">
                <text:p>17.4603174603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6825396825397">
                <text:p>39.6825396825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619047619048">
                <text:p>54.7619047619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015873015873">
                <text:p>73.015873015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1269841269841">
                <text:p>84.12698412698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2698412698413">
                <text:p>91.2698412698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031746031746">
                <text:p>96.031746031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6190476190476">
                <text:p>97.619047619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